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814cm" fo:min-width="3.056cm"/>
    </style:style>
    <style:style style:name="gr2" style:family="graphic" style:parent-style-name="standard">
      <style:graphic-properties draw:fill-color="#77bc65" draw:textarea-horizontal-align="justify" draw:textarea-vertical-align="middle" draw:auto-grow-height="false" fo:min-height="3.814cm" fo:min-width="3.05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4cm" fo:min-width="0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5.742cm" fo:min-width="6.127cm"/>
    </style:style>
    <style:style style:name="gr5" style:family="graphic" style:parent-style-name="standard">
      <style:graphic-properties draw:stroke="none" svg:stroke-color="#000000" draw:fill="none" draw:fill-color="#ffffff" fo:min-height="1.274cm"/>
    </style:style>
    <style:style style:name="gr6" style:family="graphic" style:parent-style-name="standard">
      <style:graphic-properties draw:stroke="none" svg:stroke-color="#000000" draw:fill="none" draw:fill-color="#ffffff" fo:min-height="4.068cm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66cm"/>
    </style:style>
    <style:style style:name="gr10" style:family="graphic" style:parent-style-name="standard">
      <style:graphic-properties draw:textarea-horizontal-align="justify" draw:textarea-vertical-align="middle" draw:auto-grow-height="false" fo:min-height="0.639cm" fo:min-width="4.707cm"/>
    </style:style>
    <style:style style:name="gr11" style:family="graphic" style:parent-style-name="standard">
      <style:graphic-properties draw:stroke="none" svg:stroke-color="#000000" draw:fill="none" draw:fill-color="#ffffff" fo:min-height="4.195cm"/>
    </style:style>
    <style:style style:name="gr12" style:family="graphic" style:parent-style-name="standard">
      <style:graphic-properties draw:textarea-horizontal-align="justify" draw:textarea-vertical-align="middle" draw:auto-grow-height="false" fo:min-height="1.457cm" fo:min-width="3.721cm"/>
    </style:style>
    <style:style style:name="gr13" style:family="graphic" style:parent-style-name="standard">
      <style:graphic-properties draw:stroke="none" svg:stroke-color="#000000" draw:fill="none" draw:fill-color="#ffffff" fo:min-height="4.576cm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3.814cm" fo:min-width="3.31cm"/>
    </style:style>
    <style:style style:name="gr15" style:family="graphic" style:parent-style-name="standard">
      <style:graphic-properties draw:stroke="none" svg:stroke-color="#000000" draw:fill="none" draw:fill-color="#ffffff" fo:min-height="3.052cm"/>
    </style:style>
    <style:style style:name="gr16" style:family="graphic" style:parent-style-name="standard">
      <style:graphic-properties draw:fill-color="#ff860d" draw:textarea-horizontal-align="justify" draw:textarea-vertical-align="middle" draw:auto-grow-height="false" fo:min-height="1.02cm" fo:min-width="4.326cm"/>
    </style:style>
    <style:style style:name="gr17" style:family="graphic" style:parent-style-name="standard">
      <style:graphic-properties draw:stroke="none" svg:stroke-color="#000000" draw:fill="none" draw:fill-color="#ffffff" fo:min-height="5.465cm"/>
    </style:style>
    <style:style style:name="gr18" style:family="graphic" style:parent-style-name="standard">
      <style:graphic-properties draw:stroke="none" svg:stroke-color="#000000" draw:fill="none" draw:fill-color="#ffffff" fo:min-height="0.712cm"/>
    </style:style>
    <style:style style:name="gr19" style:family="graphic" style:parent-style-name="standard">
      <style:graphic-properties draw:fill-color="#ff860d" draw:textarea-horizontal-align="justify" draw:textarea-vertical-align="middle" draw:auto-grow-height="false" fo:min-height="0.639cm" fo:min-width="4.326cm"/>
    </style:style>
    <style:style style:name="gr20" style:family="graphic" style:parent-style-name="standard">
      <style:graphic-properties draw:stroke="none" svg:stroke-color="#000000" draw:fill="none" draw:fill-color="#ffffff" fo:min-height="3.81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/>
    </style:style>
    <style:style style:name="gr22" style:family="graphic" style:parent-style-name="standard">
      <style:graphic-properties draw:stroke="none" svg:stroke-color="#000000" draw:fill="none" draw:fill-color="#ffffff" fo:min-height="6.1cm"/>
    </style:style>
    <style:style style:name="gr23" style:family="graphic" style:parent-style-name="standard">
      <style:graphic-properties draw:fill-color="#eeeeee" draw:textarea-horizontal-align="justify" draw:textarea-vertical-align="middle" draw:auto-grow-height="false" fo:min-height="2.925cm" fo:min-width="4.834cm"/>
    </style:style>
    <style:style style:name="gr24" style:family="graphic" style:parent-style-name="objectwithoutfill">
      <style:graphic-properties draw:fill="solid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22cm"/>
    </style:style>
    <style:style style:name="gr26" style:family="graphic" style:parent-style-name="Filled_20_Blue">
      <style:graphic-properties draw:textarea-horizontal-align="justify" draw:textarea-vertical-align="middle" draw:auto-grow-height="false" fo:min-height="1.546cm" fo:min-width="1.296cm"/>
    </style:style>
    <style:style style:name="gr27" style:family="graphic" style:parent-style-name="standard">
      <style:graphic-properties draw:stroke="none" svg:stroke-color="#000000" draw:fill="none" draw:fill-color="#ffffff" fo:min-height="4.83cm"/>
    </style:style>
    <style:style style:name="gr28" style:family="graphic" style:parent-style-name="standard">
      <style:graphic-properties draw:textarea-horizontal-align="justify" draw:textarea-vertical-align="middle" draw:auto-grow-height="false" fo:min-height="1.457cm" fo:min-width="4.35cm"/>
    </style:style>
    <style:style style:name="gr29" style:family="graphic" style:parent-style-name="standard">
      <style:graphic-properties draw:fill-color="#780373" draw:textarea-horizontal-align="justify" draw:textarea-vertical-align="middle" draw:auto-grow-height="false" fo:min-height="3.687cm" fo:min-width="3.183cm"/>
    </style:style>
    <style:style style:name="gr30" style:family="graphic" style:parent-style-name="standard">
      <style:graphic-properties draw:stroke="none" svg:stroke-color="#000000" draw:fill="none" draw:fill-color="#ffffff" fo:min-height="0.556cm"/>
    </style:style>
    <style:style style:name="gr31" style:family="graphic" style:parent-style-name="standard">
      <style:graphic-properties draw:stroke="none" svg:stroke-color="#000000" draw:fill="none" draw:fill-color="#ffffff" fo:min-height="5.689cm"/>
    </style:style>
    <style:style style:name="gr32" style:family="graphic" style:parent-style-name="standard">
      <style:graphic-properties draw:stroke="none" svg:stroke-color="#000000" draw:fill="none" draw:fill-color="#ffffff" fo:min-height="0.63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42cm"/>
    </style:style>
    <style:style style:name="gr34" style:family="graphic" style:parent-style-name="standard">
      <style:graphic-properties draw:fill-color="#4b2204" draw:textarea-horizontal-align="justify" draw:textarea-vertical-align="middle" draw:auto-grow-height="false" fo:min-height="0.893cm" fo:min-width="4.961cm"/>
    </style:style>
    <style:style style:name="gr35" style:family="graphic" style:parent-style-name="standard">
      <style:graphic-properties draw:textarea-horizontal-align="justify" draw:textarea-vertical-align="middle" draw:auto-grow-height="false" fo:min-height="2.624cm" fo:min-width="3.721cm"/>
    </style:style>
    <style:style style:name="gr36" style:family="graphic" style:parent-style-name="standard">
      <style:graphic-properties draw:fill-color="#77bc65" draw:textarea-horizontal-align="justify" draw:textarea-vertical-align="middle" draw:auto-grow-height="false" fo:min-height="3.687cm" fo:min-width="3.056cm"/>
    </style:style>
    <style:style style:name="gr37" style:family="graphic" style:parent-style-name="standard">
      <style:graphic-properties draw:fill="solid" draw:fill-color="#ffffff" draw:textarea-horizontal-align="justify" draw:textarea-vertical-align="middle" draw:auto-grow-height="false" fo:min-height="13.108cm" fo:min-width="5.088cm"/>
    </style:style>
    <style:style style:name="gr38" style:family="graphic" style:parent-style-name="standard">
      <style:graphic-properties draw:fill="solid" draw:fill-color="#ffffff" draw:textarea-horizontal-align="justify" draw:textarea-vertical-align="middle" draw:auto-grow-height="false" fo:min-height="13.108cm" fo:min-width="5.238cm"/>
    </style:style>
    <style:style style:name="gr39" style:family="graphic" style:parent-style-name="standard">
      <style:graphic-properties draw:stroke="none" svg:stroke-color="#000000" draw:fill="none" draw:fill-color="#ffffff" fo:min-height="2.29cm"/>
    </style:style>
    <style:style style:name="gr40" style:family="graphic" style:parent-style-name="standard">
      <style:graphic-properties draw:stroke="none" svg:stroke-color="#000000" draw:fill="none" draw:fill-color="#ffffff" fo:min-height="0.408cm"/>
    </style:style>
    <style:style style:name="gr41" style:family="graphic" style:parent-style-name="standard">
      <style:graphic-properties draw:textarea-horizontal-align="justify" draw:textarea-vertical-align="middle" draw:auto-grow-height="false" fo:min-height="1.097cm" fo:min-width="2.374cm"/>
    </style:style>
    <style:style style:name="gr42" style:family="graphic" style:parent-style-name="standard">
      <style:graphic-properties draw:stroke="none" svg:stroke-color="#000000" draw:fill="none" draw:fill-color="#ffffff" fo:min-height="2.798cm"/>
    </style:style>
    <style:style style:name="gr43" style:family="graphic" style:parent-style-name="standard">
      <style:graphic-properties draw:fill-color="#780373" draw:textarea-horizontal-align="justify" draw:textarea-vertical-align="middle" draw:auto-grow-height="false" fo:min-height="1.274cm" fo:min-width="3.183cm"/>
    </style:style>
    <style:style style:name="gr44" style:family="graphic" style:parent-style-name="standard">
      <style:graphic-properties draw:fill-color="#780373" draw:textarea-horizontal-align="justify" draw:textarea-vertical-align="middle" draw:auto-grow-height="false" fo:min-height="1.401cm" fo:min-width="3.183cm"/>
    </style:style>
    <style:style style:name="gr45" style:family="graphic" style:parent-style-name="standard">
      <style:graphic-properties draw:fill-color="#780373" draw:textarea-horizontal-align="justify" draw:textarea-vertical-align="middle" draw:auto-grow-height="false" fo:min-height="1.528cm" fo:min-width="3.183cm"/>
    </style:style>
    <style:style style:name="gr46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center"/>
    </style:style>
    <style:style style:name="P2" style:family="paragraph">
      <loext:graphic-properties draw:fill-color="#77bc65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666666"/>
      <style:paragraph-properties fo:text-align="center"/>
    </style:style>
    <style:style style:name="P8" style:family="paragraph">
      <loext:graphic-properties draw:fill-color="#ff860d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11" style:family="paragraph">
      <loext:graphic-properties draw:fill-color="#eeeeee"/>
      <style:paragraph-properties fo:text-align="center"/>
    </style:style>
    <style:style style:name="P12" style:family="paragraph">
      <loext:graphic-properties draw:fill-color="#780373"/>
      <style:paragraph-properties fo:text-align="center"/>
    </style:style>
    <style:style style:name="P13" style:family="paragraph">
      <loext:graphic-properties draw:fill-color="#ff860d"/>
      <style:paragraph-properties fo:text-align="center"/>
      <style:text-properties fo:color="#000000" fo:font-size="14pt" style:font-size-asian="14pt" style:font-size-complex="14pt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loext:graphic-properties draw:fill-color="#4b2204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556cm" svg:height="4.064cm" svg:x="1.889cm" svg:y="2.27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556cm" svg:height="4.064cm" svg:x="15.478cm" svg:y="2.27cm">
          <text:p text:style-name="P1">Watcher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403cm" svg:height="2.054cm" svg:x="8.884cm" svg:y="3.391cm">
          <draw:text-box>
            <text:p>Watch</text:p>
            <text:p>Queue</text:p>
          </draw:text-box>
        </draw:frame>
        <draw:custom-shape draw:style-name="gr4" draw:text-style-name="P4" draw:layer="layout" svg:width="6.627cm" svg:height="5.992cm" svg:x="20.154cm" svg:y="1.23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5cm" svg:height="1.524cm" svg:x="20.304cm" svg:y="1.381cm">
          <draw:text-box>
            <text:p text:style-name="P1">MongoDB</text:p>
          </draw:text-box>
        </draw:frame>
        <draw:frame draw:style-name="gr6" draw:text-style-name="P3" draw:layer="layout" svg:width="18.288cm" svg:height="4.318cm" svg:x="1.508cm" svg:y="22.082cm">
          <draw:text-box>
            <text:p>- Arrows indicate process ownership</text:p>
            <text:p>- Purple boxes are Tools</text:p>
            <text:p>- Orange boxes contain study information</text:p>
            <text:p>- $MMEDS is the mmeds base directory on an arbitrary system</text:p>
          </draw:text-box>
        </draw:frame>
        <draw:line draw:style-name="gr7" draw:text-style-name="P6" draw:layer="layout" svg:x1="13.319cm" svg:y1="1.762cm" svg:x2="15.097cm" svg:y2="2.397cm">
          <text:p/>
        </draw:line>
        <draw:line draw:style-name="gr7" draw:text-style-name="P6" draw:layer="layout" svg:x1="7.477cm" svg:y1="1.889cm" svg:x2="5.953cm" svg:y2="2.397cm">
          <text:p/>
        </draw:line>
        <draw:connector draw:style-name="gr8" draw:text-style-name="P1" draw:layer="layout" svg:x1="5.445cm" svg:y1="4.302cm" svg:x2="15.478cm" svg:y2="4.302cm" draw:start-shape="id1" draw:end-shape="id2" draw:end-glue-point="3" svg:d="M5445 4302h10033" svg:viewBox="0 0 10034 1">
          <text:p/>
        </draw:connector>
        <draw:custom-shape draw:style-name="gr4" draw:text-style-name="P4" draw:layer="layout" svg:width="6.627cm" svg:height="5.992cm" svg:x="20.154cm" svg:y="7.985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3.81cm" svg:height="1.016cm" svg:x="21.701cm" svg:y="8.112cm">
          <draw:text-box>
            <text:p>$MMEDS</text:p>
          </draw:text-box>
        </draw:frame>
        <draw:custom-shape draw:style-name="gr10" draw:text-style-name="P1" draw:layer="layout" svg:width="5.207cm" svg:height="0.889cm" svg:x="7.985cm" svg:y="1.381cm">
          <text:p text:style-name="P1">Host.py</text:p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10.668cm" svg:height="4.445cm" svg:x="1.889cm" svg:y="9.001cm">
          <draw:text-box>
            <text:p>Rectangles are processes</text:p>
          </draw:text-box>
        </draw:frame>
      </draw:page>
      <draw:page draw:name="page2" draw:style-name="dp1" draw:master-page-name="Default">
        <draw:custom-shape draw:style-name="gr1" draw:text-style-name="P1" xml:id="id3" draw:id="id3" draw:layer="layout" svg:width="3.556cm" svg:height="4.064cm" svg:x="1.889cm" svg:y="2.27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3.556cm" svg:height="4.064cm" svg:x="15.478cm" svg:y="2.27cm">
          <text:p text:style-name="P1">Watcher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403cm" svg:height="2.054cm" svg:x="8.884cm" svg:y="3.391cm">
          <draw:text-box>
            <text:p>Watch</text:p>
            <text:p>Queue</text:p>
          </draw:text-box>
        </draw:frame>
        <draw:custom-shape draw:style-name="gr4" draw:text-style-name="P4" draw:layer="layout" svg:width="6.627cm" svg:height="5.992cm" svg:x="20.154cm" svg:y="1.23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5cm" svg:height="1.524cm" svg:x="20.304cm" svg:y="1.381cm">
          <draw:text-box>
            <text:p text:style-name="P1">MongoDB</text:p>
          </draw:text-box>
        </draw:frame>
        <draw:frame draw:style-name="gr6" draw:text-style-name="P3" draw:layer="layout" svg:width="18.288cm" svg:height="4.318cm" svg:x="1.508cm" svg:y="22.082cm">
          <draw:text-box>
            <text:p>- Arrows indicate process ownership</text:p>
            <text:p>- Purple boxes are Tools</text:p>
            <text:p>- Orange boxes contain study information</text:p>
            <text:p>- $MMEDS is the mmeds base directory on an arbitrary system</text:p>
          </draw:text-box>
        </draw:frame>
        <draw:line draw:style-name="gr7" draw:text-style-name="P6" draw:layer="layout" svg:x1="13.319cm" svg:y1="1.762cm" svg:x2="15.097cm" svg:y2="2.397cm">
          <text:p/>
        </draw:line>
        <draw:line draw:style-name="gr7" draw:text-style-name="P6" draw:layer="layout" svg:x1="7.477cm" svg:y1="1.889cm" svg:x2="5.953cm" svg:y2="2.397cm">
          <text:p/>
        </draw:line>
        <draw:connector draw:style-name="gr8" draw:text-style-name="P1" draw:layer="layout" svg:x1="5.445cm" svg:y1="4.302cm" svg:x2="15.478cm" svg:y2="4.302cm" draw:start-shape="id3" draw:end-shape="id4" draw:end-glue-point="3" svg:d="M5445 4302h10033" svg:viewBox="0 0 10034 1">
          <text:p/>
        </draw:connector>
        <draw:custom-shape draw:style-name="gr4" draw:text-style-name="P4" draw:layer="layout" svg:width="6.627cm" svg:height="5.992cm" svg:x="20.154cm" svg:y="7.985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3.81cm" svg:height="1.016cm" svg:x="21.701cm" svg:y="8.112cm">
          <draw:text-box>
            <text:p>$MMEDS</text:p>
          </draw:text-box>
        </draw:frame>
        <draw:custom-shape draw:style-name="gr10" draw:text-style-name="P1" draw:layer="layout" svg:width="5.207cm" svg:height="0.889cm" svg:x="7.985cm" svg:y="1.381cm">
          <text:p text:style-name="P1">Host.py</text:p>
          <draw:enhanced-geometry svg:viewBox="0 0 21600 21600" draw:type="rectangle" draw:enhanced-path="M 0 0 L 21600 0 21600 21600 0 21600 0 0 Z N"/>
        </draw:custom-shape>
        <draw:custom-shape draw:style-name="gr12" draw:text-style-name="P1" xml:id="id5" draw:id="id5" draw:layer="layout" svg:width="5.969cm" svg:height="2.413cm" svg:x="7.223cm" svg:y="5.445cm">
          <text:p text:style-name="P1">Study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s" svg:x1="5.445cm" svg:y1="4.302cm" svg:x2="7.223cm" svg:y2="6.651cm" draw:start-shape="id3" draw:end-shape="id5" svg:d="M5445 4302h501l775 2349h502" svg:viewBox="0 0 1779 2350">
          <text:p/>
        </draw:connector>
        <draw:connector draw:style-name="gr7" draw:text-style-name="P6" draw:layer="layout" draw:type="lines" svg:x1="13.192cm" svg:y1="6.651cm" svg:x2="15.478cm" svg:y2="4.302cm" draw:start-shape="id5" draw:end-shape="id4" svg:d="M13192 6651h501l1284-2349h501" svg:viewBox="0 0 2287 2350">
          <text:p/>
        </draw:connector>
        <draw:frame draw:style-name="gr13" draw:text-style-name="P3" draw:layer="layout" svg:width="13.843cm" svg:height="4.826cm" svg:x="2.27cm" svg:y="8.747cm">
          <draw:text-box>
            <text:p>A study is uploaded to the server and passed to the Watcher via the Watch Queue</text:p>
          </draw:text-box>
        </draw:frame>
      </draw:page>
      <draw:page draw:name="page3" draw:style-name="dp1" draw:master-page-name="Default">
        <draw:custom-shape draw:style-name="gr1" draw:text-style-name="P1" xml:id="id6" draw:id="id6" draw:layer="layout" svg:width="3.556cm" svg:height="4.064cm" svg:x="1.889cm" svg:y="2.27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3.556cm" svg:height="4.064cm" svg:x="15.478cm" svg:y="2.27cm">
          <text:p text:style-name="P1">Watcher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403cm" svg:height="2.054cm" svg:x="8.884cm" svg:y="3.391cm">
          <draw:text-box>
            <text:p>Watch</text:p>
            <text:p>Queue</text:p>
          </draw:text-box>
        </draw:frame>
        <draw:custom-shape draw:style-name="gr4" draw:text-style-name="P4" draw:layer="layout" svg:width="6.627cm" svg:height="5.992cm" svg:x="20.154cm" svg:y="1.23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5cm" svg:height="1.524cm" svg:x="20.304cm" svg:y="1.381cm">
          <draw:text-box>
            <text:p text:style-name="P1">MongoDB</text:p>
          </draw:text-box>
        </draw:frame>
        <draw:frame draw:style-name="gr6" draw:text-style-name="P3" draw:layer="layout" svg:width="18.288cm" svg:height="4.318cm" svg:x="1.508cm" svg:y="22.082cm">
          <draw:text-box>
            <text:p>- Arrows indicate process ownership</text:p>
            <text:p>- Purple boxes are Tools</text:p>
            <text:p>- Orange boxes contain study information</text:p>
            <text:p>- $MMEDS is the mmeds base directory on an arbitrary system</text:p>
          </draw:text-box>
        </draw:frame>
        <draw:line draw:style-name="gr7" draw:text-style-name="P6" draw:layer="layout" svg:x1="13.319cm" svg:y1="1.762cm" svg:x2="15.097cm" svg:y2="2.397cm">
          <text:p/>
        </draw:line>
        <draw:line draw:style-name="gr7" draw:text-style-name="P6" draw:layer="layout" svg:x1="7.477cm" svg:y1="1.889cm" svg:x2="5.953cm" svg:y2="2.397cm">
          <text:p/>
        </draw:line>
        <draw:connector draw:style-name="gr8" draw:text-style-name="P1" draw:layer="layout" svg:x1="5.445cm" svg:y1="4.302cm" svg:x2="15.478cm" svg:y2="4.302cm" draw:start-shape="id6" draw:end-shape="id7" draw:end-glue-point="3" svg:d="M5445 4302h10033" svg:viewBox="0 0 10034 1">
          <text:p/>
        </draw:connector>
        <draw:custom-shape draw:style-name="gr4" draw:text-style-name="P4" draw:layer="layout" svg:width="6.627cm" svg:height="5.992cm" svg:x="20.154cm" svg:y="7.985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3.81cm" svg:height="1.016cm" svg:x="21.701cm" svg:y="8.112cm">
          <draw:text-box>
            <text:p>$MMEDS</text:p>
          </draw:text-box>
        </draw:frame>
        <draw:custom-shape draw:style-name="gr10" draw:text-style-name="P1" draw:layer="layout" svg:width="5.207cm" svg:height="0.889cm" svg:x="7.985cm" svg:y="1.381cm">
          <text:p text:style-name="P1">Host.py</text:p>
          <draw:enhanced-geometry svg:viewBox="0 0 21600 21600" draw:type="rectangle" draw:enhanced-path="M 0 0 L 21600 0 21600 21600 0 21600 0 0 Z N"/>
        </draw:custom-shape>
        <draw:custom-shape draw:style-name="gr12" draw:text-style-name="P1" xml:id="id9" draw:id="id9" draw:layer="layout" svg:width="5.969cm" svg:height="2.413cm" svg:x="9.001cm" svg:y="6.334cm">
          <text:p text:style-name="P1">Study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xml:id="id8" draw:id="id8" draw:layer="layout" svg:width="3.81cm" svg:height="4.064cm" svg:x="15.351cm" svg:y="8.366cm">
          <text:p text:style-name="P1">MetaData</text:p>
          <text:p text:style-name="P1">Uploader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17.256cm" svg:y1="6.334cm" svg:x2="17.256cm" svg:y2="8.366cm" draw:start-shape="id7" draw:end-shape="id8" svg:d="M17256 6334v501 1030 501" svg:viewBox="0 0 1 2033">
          <text:p/>
        </draw:connector>
        <draw:connector draw:style-name="gr7" draw:text-style-name="P6" draw:layer="layout" draw:type="lines" svg:x1="17.256cm" svg:y1="6.334cm" svg:x2="14.97cm" svg:y2="7.54cm" draw:start-shape="id7" draw:end-shape="id9" svg:d="M17256 6334v501l-1785 705h-501" svg:viewBox="0 0 2287 1207">
          <text:p/>
        </draw:connector>
        <draw:connector draw:style-name="gr7" draw:text-style-name="P6" draw:layer="layout" draw:type="lines" svg:x1="14.97cm" svg:y1="7.54cm" svg:x2="17.256cm" svg:y2="8.366cm" draw:start-shape="id9" draw:end-shape="id8" svg:d="M14970 7540h501l1785 325v501" svg:viewBox="0 0 2287 827">
          <text:p/>
        </draw:connector>
        <draw:frame draw:style-name="gr15" draw:text-style-name="P3" draw:layer="layout" svg:width="9.652cm" svg:height="3.302cm" svg:x="1.889cm" svg:y="9.763cm">
          <draw:text-box>
            <text:p>The Watcher spawns a new MetaDataUploader process, passing it the study information</text:p>
          </draw:text-box>
        </draw:frame>
      </draw:page>
      <draw:page draw:name="page4" draw:style-name="dp1" draw:master-page-name="Default">
        <draw:custom-shape draw:style-name="gr1" draw:text-style-name="P1" xml:id="id10" draw:id="id10" draw:layer="layout" svg:width="3.556cm" svg:height="4.064cm" svg:x="1.889cm" svg:y="2.27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3.556cm" svg:height="4.064cm" svg:x="15.478cm" svg:y="2.27cm">
          <text:p text:style-name="P1">Watcher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403cm" svg:height="2.054cm" svg:x="8.884cm" svg:y="3.391cm">
          <draw:text-box>
            <text:p>Watch</text:p>
            <text:p>Queue</text:p>
          </draw:text-box>
        </draw:frame>
        <draw:custom-shape draw:style-name="gr4" draw:text-style-name="P4" draw:layer="layout" svg:width="6.627cm" svg:height="5.992cm" svg:x="20.154cm" svg:y="1.23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5cm" svg:height="1.524cm" svg:x="20.304cm" svg:y="1.381cm">
          <draw:text-box>
            <text:p text:style-name="P1">MongoDB</text:p>
          </draw:text-box>
        </draw:frame>
        <draw:frame draw:style-name="gr6" draw:text-style-name="P3" draw:layer="layout" svg:width="18.288cm" svg:height="4.318cm" svg:x="1.508cm" svg:y="22.082cm">
          <draw:text-box>
            <text:p>- Arrows indicate process ownership</text:p>
            <text:p>- Purple boxes are Tools</text:p>
            <text:p>- Orange boxes contain study information</text:p>
            <text:p>- $MMEDS is the mmeds base directory on an arbitrary system</text:p>
          </draw:text-box>
        </draw:frame>
        <draw:line draw:style-name="gr7" draw:text-style-name="P6" draw:layer="layout" svg:x1="13.319cm" svg:y1="1.762cm" svg:x2="15.097cm" svg:y2="2.397cm">
          <text:p/>
        </draw:line>
        <draw:line draw:style-name="gr7" draw:text-style-name="P6" draw:layer="layout" svg:x1="7.477cm" svg:y1="1.889cm" svg:x2="5.953cm" svg:y2="2.397cm">
          <text:p/>
        </draw:line>
        <draw:connector draw:style-name="gr8" draw:text-style-name="P1" draw:layer="layout" svg:x1="5.445cm" svg:y1="4.302cm" svg:x2="15.478cm" svg:y2="4.302cm" draw:start-shape="id10" draw:end-shape="id11" draw:end-glue-point="3" svg:d="M5445 4302h10033" svg:viewBox="0 0 10034 1">
          <text:p/>
        </draw:connector>
        <draw:custom-shape draw:style-name="gr4" draw:text-style-name="P4" draw:layer="layout" svg:width="6.627cm" svg:height="5.992cm" svg:x="20.154cm" svg:y="7.985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3.81cm" svg:height="1.016cm" svg:x="21.701cm" svg:y="8.112cm">
          <draw:text-box>
            <text:p>$MMEDS</text:p>
          </draw:text-box>
        </draw:frame>
        <draw:custom-shape draw:style-name="gr10" draw:text-style-name="P1" draw:layer="layout" svg:width="5.207cm" svg:height="0.889cm" svg:x="7.985cm" svg:y="1.381cm">
          <text:p text:style-name="P1">Host.py</text:p>
          <draw:enhanced-geometry svg:viewBox="0 0 21600 21600" draw:type="rectangle" draw:enhanced-path="M 0 0 L 21600 0 21600 21600 0 21600 0 0 Z N"/>
        </draw:custom-shape>
        <draw:custom-shape draw:style-name="gr12" draw:text-style-name="P1" xml:id="id13" draw:id="id13" draw:layer="layout" svg:width="5.969cm" svg:height="2.413cm" svg:x="7.223cm" svg:y="8.112cm">
          <text:p text:style-name="P1">Study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xml:id="id12" draw:id="id12" draw:layer="layout" svg:width="3.81cm" svg:height="4.064cm" svg:x="15.351cm" svg:y="8.366cm">
          <text:p text:style-name="P1">MetaData</text:p>
          <text:p text:style-name="P1">Uploader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17.256cm" svg:y1="6.334cm" svg:x2="17.256cm" svg:y2="8.366cm" draw:start-shape="id11" draw:end-shape="id12" svg:d="M17256 6334v501 1030 501" svg:viewBox="0 0 1 2033">
          <text:p/>
        </draw:connector>
        <draw:custom-shape draw:style-name="gr16" draw:text-style-name="P8" xml:id="id14" draw:id="id14" draw:layer="layout" svg:width="4.826cm" svg:height="1.27cm" svg:x="7.985cm" svg:y="12.303cm">
          <text:p text:style-name="P1">1) StudyX Doc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13.192cm" svg:y1="9.318cm" svg:x2="17.256cm" svg:y2="8.366cm" draw:start-shape="id13" draw:end-shape="id12" draw:end-glue-point="0" svg:d="M13192 9318h501l3563-1453v501" svg:viewBox="0 0 4065 1454">
          <text:p/>
        </draw:connector>
        <draw:connector draw:style-name="gr7" draw:text-style-name="P6" draw:layer="layout" draw:type="lines" svg:x1="17.256cm" svg:y1="12.43cm" svg:x2="12.811cm" svg:y2="12.938cm" draw:start-shape="id12" draw:end-shape="id14" svg:d="M17256 12430v501l-3944 7h-501" svg:viewBox="0 0 4446 509">
          <text:p/>
        </draw:connector>
        <draw:frame draw:style-name="gr17" draw:text-style-name="P3" draw:layer="layout" svg:width="5.207cm" svg:height="5.715cm" svg:x="1.508cm" svg:y="8.239cm">
          <draw:text-box>
            <text:p>The uploader creates a MMEDSDoc storing information about the study</text:p>
          </draw:text-box>
        </draw:frame>
      </draw:page>
      <draw:page draw:name="page5" draw:style-name="dp1" draw:master-page-name="Default">
        <draw:custom-shape draw:style-name="gr1" draw:text-style-name="P1" xml:id="id15" draw:id="id15" draw:layer="layout" svg:width="3.556cm" svg:height="4.064cm" svg:x="1.889cm" svg:y="2.27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3.556cm" svg:height="4.064cm" svg:x="15.478cm" svg:y="2.27cm">
          <text:p text:style-name="P1">Watcher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403cm" svg:height="2.054cm" svg:x="8.884cm" svg:y="3.391cm">
          <draw:text-box>
            <text:p>Watch</text:p>
            <text:p>Queue</text:p>
          </draw:text-box>
        </draw:frame>
        <draw:custom-shape draw:style-name="gr4" draw:text-style-name="P4" draw:layer="layout" svg:width="6.627cm" svg:height="5.992cm" svg:x="20.154cm" svg:y="1.23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5cm" svg:height="1.524cm" svg:x="20.304cm" svg:y="1.381cm">
          <draw:text-box>
            <text:p text:style-name="P1">MongoDB</text:p>
          </draw:text-box>
        </draw:frame>
        <draw:frame draw:style-name="gr6" draw:text-style-name="P3" draw:layer="layout" svg:width="18.288cm" svg:height="4.318cm" svg:x="1.508cm" svg:y="22.082cm">
          <draw:text-box>
            <text:p>- Arrows indicate process ownership</text:p>
            <text:p>- Purple boxes are Tools</text:p>
            <text:p>- Orange boxes contain study information</text:p>
            <text:p>- $MMEDS is the mmeds base directory on an arbitrary system</text:p>
          </draw:text-box>
        </draw:frame>
        <draw:line draw:style-name="gr7" draw:text-style-name="P6" draw:layer="layout" svg:x1="13.319cm" svg:y1="1.762cm" svg:x2="15.097cm" svg:y2="2.397cm">
          <text:p/>
        </draw:line>
        <draw:line draw:style-name="gr7" draw:text-style-name="P6" draw:layer="layout" svg:x1="7.477cm" svg:y1="1.889cm" svg:x2="5.953cm" svg:y2="2.397cm">
          <text:p/>
        </draw:line>
        <draw:connector draw:style-name="gr8" draw:text-style-name="P1" draw:layer="layout" svg:x1="5.445cm" svg:y1="4.302cm" svg:x2="15.478cm" svg:y2="4.302cm" draw:start-shape="id15" draw:end-shape="id16" draw:end-glue-point="3" svg:d="M5445 4302h10033" svg:viewBox="0 0 10034 1">
          <text:p/>
        </draw:connector>
        <draw:custom-shape draw:style-name="gr4" draw:text-style-name="P4" draw:layer="layout" svg:width="6.627cm" svg:height="5.992cm" svg:x="20.154cm" svg:y="7.985cm">
          <text:p/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3.81cm" svg:height="0.962cm" svg:x="21.701cm" svg:y="8.112cm">
          <draw:text-box>
            <text:p>$MMEDS</text:p>
          </draw:text-box>
        </draw:frame>
        <draw:custom-shape draw:style-name="gr10" draw:text-style-name="P1" draw:layer="layout" svg:width="5.207cm" svg:height="0.889cm" svg:x="7.985cm" svg:y="1.381cm">
          <text:p text:style-name="P1">Host.py</text:p>
          <draw:enhanced-geometry svg:viewBox="0 0 21600 21600" draw:type="rectangle" draw:enhanced-path="M 0 0 L 21600 0 21600 21600 0 21600 0 0 Z N"/>
        </draw:custom-shape>
        <draw:custom-shape draw:style-name="gr14" draw:text-style-name="P7" xml:id="id17" draw:id="id17" draw:layer="layout" svg:width="3.81cm" svg:height="4.064cm" svg:x="15.351cm" svg:y="8.366cm">
          <text:p text:style-name="P1">MetaData</text:p>
          <text:p text:style-name="P1">Uploader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17.256cm" svg:y1="6.334cm" svg:x2="17.256cm" svg:y2="8.366cm" draw:start-shape="id16" draw:end-shape="id17" svg:d="M17256 6334v501 1030 501" svg:viewBox="0 0 1 2033">
          <text:p/>
        </draw:connector>
        <draw:custom-shape draw:style-name="gr19" draw:text-style-name="P8" draw:layer="layout" svg:width="4.826cm" svg:height="0.889cm" svg:x="20.939cm" svg:y="2.397cm">
          <text:p text:style-name="P1">1) StudyX Doc</text:p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5.842cm" svg:height="4.064cm" svg:x="20.558cm" svg:y="9.255cm">
          <draw:text-box>
            <text:p text:style-name="P9"><text:span text:style-name="T1">Username_StudyX/</text:span></text:p>
          </draw:text-box>
        </draw:frame>
        <draw:line draw:style-name="gr7" draw:text-style-name="P6" draw:layer="layout" svg:x1="19.288cm" svg:y1="8.239cm" svg:x2="23.225cm" svg:y2="3.54cm">
          <text:p/>
        </draw:line>
        <draw:line draw:style-name="gr7" draw:text-style-name="P6" draw:layer="layout" svg:x1="19.288cm" svg:y1="9.763cm" svg:x2="20.558cm" svg:y2="9.636cm">
          <text:p/>
        </draw:line>
        <draw:frame draw:style-name="gr21" draw:text-style-name="P3" draw:layer="layout" svg:width="2.619cm" svg:height="0.962cm" svg:x="16.034cm" svg:y="13.573cm">
          <draw:text-box>
            <text:p>MySQL</text:p>
          </draw:text-box>
        </draw:frame>
        <draw:line draw:style-name="gr7" draw:text-style-name="P6" draw:layer="layout" svg:x1="17.256cm" svg:y1="12.684cm" svg:x2="17.256cm" svg:y2="13.7cm">
          <text:p/>
        </draw:line>
        <draw:frame draw:style-name="gr22" draw:text-style-name="P3" draw:layer="layout" svg:width="11.557cm" svg:height="6.35cm" svg:x="2.143cm" svg:y="7.604cm">
          <draw:text-box>
            <text:p>The MetaDataUploader</text:p>
            <text:p><text:tab/>- Saves the doc to mongoDB</text:p>
            <text:p><text:tab/>- Imports metadata to MySQL</text:p>
            <text:p><text:tab/>- Creates a directory for the study</text:p>
            <text:p>(MySQL only appears here for clarity)</text:p>
          </draw:text-box>
        </draw:frame>
      </draw:page>
      <draw:page draw:name="page6" draw:style-name="dp1" draw:master-page-name="Default">
        <draw:custom-shape draw:style-name="gr1" draw:text-style-name="P1" xml:id="id18" draw:id="id18" draw:layer="layout" svg:width="3.556cm" svg:height="4.064cm" svg:x="1.889cm" svg:y="2.27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3.556cm" svg:height="4.064cm" svg:x="15.478cm" svg:y="2.27cm">
          <text:p text:style-name="P1">Watcher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403cm" svg:height="2.054cm" svg:x="8.884cm" svg:y="3.391cm">
          <draw:text-box>
            <text:p>Watch</text:p>
            <text:p>Queue</text:p>
          </draw:text-box>
        </draw:frame>
        <draw:custom-shape draw:style-name="gr4" draw:text-style-name="P4" draw:layer="layout" svg:width="6.627cm" svg:height="5.992cm" svg:x="20.154cm" svg:y="1.23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5cm" svg:height="1.524cm" svg:x="20.304cm" svg:y="1.381cm">
          <draw:text-box>
            <text:p text:style-name="P1">MongoDB</text:p>
          </draw:text-box>
        </draw:frame>
        <draw:frame draw:style-name="gr6" draw:text-style-name="P3" draw:layer="layout" svg:width="18.288cm" svg:height="4.318cm" svg:x="1.508cm" svg:y="22.082cm">
          <draw:text-box>
            <text:p>- Arrows indicate process ownership</text:p>
            <text:p>- Purple boxes are Tools</text:p>
            <text:p>- Orange boxes contain study information</text:p>
            <text:p>- $MMEDS is the mmeds base directory on an arbitrary system</text:p>
          </draw:text-box>
        </draw:frame>
        <draw:line draw:style-name="gr7" draw:text-style-name="P6" draw:layer="layout" svg:x1="13.319cm" svg:y1="1.762cm" svg:x2="15.097cm" svg:y2="2.397cm">
          <text:p/>
        </draw:line>
        <draw:line draw:style-name="gr7" draw:text-style-name="P6" draw:layer="layout" svg:x1="7.477cm" svg:y1="1.889cm" svg:x2="5.953cm" svg:y2="2.397cm">
          <text:p/>
        </draw:line>
        <draw:connector draw:style-name="gr8" draw:text-style-name="P1" draw:layer="layout" svg:x1="5.445cm" svg:y1="4.302cm" svg:x2="15.478cm" svg:y2="4.302cm" draw:start-shape="id18" draw:end-shape="id19" draw:end-glue-point="3" svg:d="M5445 4302h10033" svg:viewBox="0 0 10034 1">
          <text:p/>
        </draw:connector>
        <draw:custom-shape draw:style-name="gr4" draw:text-style-name="P4" draw:layer="layout" svg:width="6.627cm" svg:height="5.992cm" svg:x="20.154cm" svg:y="7.985cm">
          <text:p/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3.81cm" svg:height="0.962cm" svg:x="21.701cm" svg:y="8.112cm">
          <draw:text-box>
            <text:p>$MMEDS</text:p>
          </draw:text-box>
        </draw:frame>
        <draw:custom-shape draw:style-name="gr10" draw:text-style-name="P1" draw:layer="layout" svg:width="5.207cm" svg:height="0.889cm" svg:x="7.985cm" svg:y="1.381cm">
          <text:p text:style-name="P1">Host.py</text:p>
          <draw:enhanced-geometry svg:viewBox="0 0 21600 21600" draw:type="rectangle" draw:enhanced-path="M 0 0 L 21600 0 21600 21600 0 21600 0 0 Z N"/>
        </draw:custom-shape>
        <draw:custom-shape draw:style-name="gr14" draw:text-style-name="P7" xml:id="id20" draw:id="id20" draw:layer="layout" svg:width="3.81cm" svg:height="4.064cm" svg:x="15.351cm" svg:y="8.366cm">
          <text:p text:style-name="P1">MetaData</text:p>
          <text:p text:style-name="P1">Uploader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17.256cm" svg:y1="6.334cm" svg:x2="17.256cm" svg:y2="8.366cm" draw:start-shape="id19" draw:end-shape="id20" svg:d="M17256 6334v501 1030 501" svg:viewBox="0 0 1 2033">
          <text:p/>
        </draw:connector>
        <draw:custom-shape draw:style-name="gr19" draw:text-style-name="P8" draw:layer="layout" svg:width="4.826cm" svg:height="0.889cm" svg:x="20.939cm" svg:y="2.397cm">
          <text:p text:style-name="P1">1) StudyX Doc</text:p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5.842cm" svg:height="4.064cm" svg:x="20.558cm" svg:y="9.255cm">
          <draw:text-box>
            <text:p text:style-name="P9"><text:span text:style-name="T1">Username_StudyX/</text:span></text:p>
          </draw:text-box>
        </draw:frame>
        <draw:frame draw:style-name="gr22" draw:text-style-name="P3" draw:layer="layout" svg:width="11.557cm" svg:height="6.35cm" svg:x="2.143cm" svg:y="7.604cm">
          <draw:text-box>
            <text:p>The MetaDataUploader</text:p>
            <text:p><text:tab/>1) Sends an email to ‘Username’ saying the upload has finished</text:p>
            <text:p><text:tab/>2) Exits</text:p>
          </draw:text-box>
        </draw:frame>
        <draw:custom-shape draw:style-name="gr23" draw:text-style-name="P11" xml:id="id21" draw:id="id21" draw:layer="layout" svg:width="5.334cm" svg:height="3.175cm" svg:x="7.223cm" svg:y="10.906cm">
          <text:p/>
          <draw:enhanced-geometry svg:viewBox="0 0 21600 21600" draw:type="rectangle" draw:enhanced-path="M 0 0 L 21600 0 21600 21600 0 21600 0 0 Z N"/>
        </draw:custom-shape>
        <draw:line draw:style-name="gr24" draw:text-style-name="P6" draw:layer="layout" svg:x1="7.223cm" svg:y1="10.906cm" svg:x2="9.89cm" svg:y2="12.684cm">
          <text:p/>
        </draw:line>
        <draw:line draw:style-name="gr24" draw:text-style-name="P6" draw:layer="layout" svg:x1="12.557cm" svg:y1="10.906cm" svg:x2="9.89cm" svg:y2="12.684cm">
          <text:p/>
        </draw:line>
        <draw:frame draw:style-name="gr25" draw:text-style-name="P3" draw:layer="layout" svg:width="4.922cm" svg:height="0.962cm" svg:x="7.381cm" svg:y="12.738cm">
          <draw:text-box>
            <text:p>access_code=1</text:p>
          </draw:text-box>
        </draw:frame>
        <draw:connector draw:style-name="gr7" draw:text-style-name="P6" draw:layer="layout" draw:type="lines" svg:x1="15.351cm" svg:y1="10.398cm" svg:x2="12.557cm" svg:y2="12.493cm" draw:start-shape="id20" draw:end-shape="id21" svg:d="M15351 10398h-501l-1792 2095h-501" svg:viewBox="0 0 2795 2096">
          <text:p/>
        </draw:connector>
        <draw:custom-shape draw:style-name="gr26" draw:text-style-name="P1" xml:id="id22" draw:id="id22" draw:layer="layout" svg:width="2.54cm" svg:height="2.54cm" svg:x="1.381cm" svg:y="11.287cm">
          <text:p text:style-name="P1">Intern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s" svg:x1="7.223cm" svg:y1="12.493cm" svg:x2="3.921cm" svg:y2="12.557cm" draw:start-shape="id21" draw:end-shape="id22" svg:d="M7223 12493h-501l-2300 64h-501" svg:viewBox="0 0 3303 65">
          <text:p/>
        </draw:connector>
      </draw:page>
      <draw:page draw:name="page7" draw:style-name="dp1" draw:master-page-name="Default">
        <draw:custom-shape draw:style-name="gr1" draw:text-style-name="P1" xml:id="id23" draw:id="id23" draw:layer="layout" svg:width="3.556cm" svg:height="4.064cm" svg:x="1.889cm" svg:y="2.27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3.556cm" svg:height="4.064cm" svg:x="15.478cm" svg:y="2.27cm">
          <text:p text:style-name="P1">Watcher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403cm" svg:height="2.054cm" svg:x="8.884cm" svg:y="3.391cm">
          <draw:text-box>
            <text:p>Watch</text:p>
            <text:p>Queue</text:p>
          </draw:text-box>
        </draw:frame>
        <draw:custom-shape draw:style-name="gr4" draw:text-style-name="P4" draw:layer="layout" svg:width="6.627cm" svg:height="5.992cm" svg:x="20.154cm" svg:y="1.23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5cm" svg:height="1.524cm" svg:x="20.304cm" svg:y="1.381cm">
          <draw:text-box>
            <text:p text:style-name="P1">MongoDB</text:p>
          </draw:text-box>
        </draw:frame>
        <draw:frame draw:style-name="gr6" draw:text-style-name="P3" draw:layer="layout" svg:width="18.288cm" svg:height="4.318cm" svg:x="1.508cm" svg:y="22.082cm">
          <draw:text-box>
            <text:p>- Arrows indicate process ownership</text:p>
            <text:p>- Purple boxes are Tools</text:p>
            <text:p>- Orange boxes contain study information</text:p>
            <text:p>- $MMEDS is the mmeds base directory on an arbitrary system</text:p>
          </draw:text-box>
        </draw:frame>
        <draw:line draw:style-name="gr7" draw:text-style-name="P6" draw:layer="layout" svg:x1="13.319cm" svg:y1="1.762cm" svg:x2="15.097cm" svg:y2="2.397cm">
          <text:p/>
        </draw:line>
        <draw:line draw:style-name="gr7" draw:text-style-name="P6" draw:layer="layout" svg:x1="7.477cm" svg:y1="1.889cm" svg:x2="5.953cm" svg:y2="2.397cm">
          <text:p/>
        </draw:line>
        <draw:connector draw:style-name="gr8" draw:text-style-name="P1" draw:layer="layout" svg:x1="5.445cm" svg:y1="4.302cm" svg:x2="15.478cm" svg:y2="4.302cm" draw:start-shape="id23" draw:end-shape="id24" draw:end-glue-point="3" svg:d="M5445 4302h10033" svg:viewBox="0 0 10034 1">
          <text:p/>
        </draw:connector>
        <draw:custom-shape draw:style-name="gr4" draw:text-style-name="P4" draw:layer="layout" svg:width="6.627cm" svg:height="5.992cm" svg:x="20.154cm" svg:y="7.985cm">
          <text:p/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3.81cm" svg:height="0.962cm" svg:x="21.701cm" svg:y="8.112cm">
          <draw:text-box>
            <text:p>$MMEDS</text:p>
          </draw:text-box>
        </draw:frame>
        <draw:custom-shape draw:style-name="gr10" draw:text-style-name="P1" draw:layer="layout" svg:width="5.207cm" svg:height="0.889cm" svg:x="7.985cm" svg:y="1.381cm">
          <text:p text:style-name="P1">Host.py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.826cm" svg:height="0.889cm" svg:x="20.939cm" svg:y="2.397cm">
          <text:p text:style-name="P1">1) StudyX Doc</text:p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5.842cm" svg:height="4.064cm" svg:x="20.558cm" svg:y="9.255cm">
          <draw:text-box>
            <text:p text:style-name="P9"><text:span text:style-name="T1">Username_StudyX/</text:span></text:p>
          </draw:text-box>
        </draw:frame>
        <draw:frame draw:style-name="gr27" draw:text-style-name="P3" draw:layer="layout" svg:width="11.557cm" svg:height="5.08cm" svg:x="2.143cm" svg:y="8.874cm">
          <draw:text-box>
            <text:p>The user returns to the server and requests an analysis</text:p>
          </draw:text-box>
        </draw:frame>
        <draw:custom-shape draw:style-name="gr28" draw:text-style-name="P1" xml:id="id25" draw:id="id25" draw:layer="layout" svg:width="6.858cm" svg:height="2.413cm" svg:x="6.842cm" svg:y="5.699cm">
          <text:p text:style-name="P1">Qiime1</text:p>
          <text:p text:style-name="P1">access_code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s" svg:x1="5.445cm" svg:y1="4.302cm" svg:x2="6.842cm" svg:y2="6.905cm" draw:start-shape="id23" draw:start-glue-point="1" draw:end-shape="id25" svg:d="M5445 4302h501l395 2603h501" svg:viewBox="0 0 1398 2604">
          <text:p/>
        </draw:connector>
        <draw:connector draw:style-name="gr7" draw:text-style-name="P6" draw:layer="layout" draw:type="lines" svg:x1="13.7cm" svg:y1="6.905cm" svg:x2="15.478cm" svg:y2="4.302cm" draw:start-shape="id25" draw:end-shape="id24" draw:end-glue-point="3" svg:d="M13700 6905h502l775-2603h501" svg:viewBox="0 0 1779 2604">
          <text:p/>
        </draw:connector>
      </draw:page>
      <draw:page draw:name="page8" draw:style-name="dp1" draw:master-page-name="Default">
        <draw:custom-shape draw:style-name="gr1" draw:text-style-name="P1" xml:id="id26" draw:id="id26" draw:layer="layout" svg:width="3.556cm" svg:height="4.064cm" svg:x="1.889cm" svg:y="2.27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3.556cm" svg:height="4.064cm" svg:x="15.478cm" svg:y="2.27cm">
          <text:p text:style-name="P1">Watcher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403cm" svg:height="2.054cm" svg:x="8.884cm" svg:y="3.391cm">
          <draw:text-box>
            <text:p>Watch</text:p>
            <text:p>Queue</text:p>
          </draw:text-box>
        </draw:frame>
        <draw:custom-shape draw:style-name="gr4" draw:text-style-name="P4" draw:layer="layout" svg:width="6.627cm" svg:height="5.992cm" svg:x="20.154cm" svg:y="1.23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5cm" svg:height="1.524cm" svg:x="20.304cm" svg:y="1.381cm">
          <draw:text-box>
            <text:p text:style-name="P1">MongoDB</text:p>
          </draw:text-box>
        </draw:frame>
        <draw:frame draw:style-name="gr6" draw:text-style-name="P3" draw:layer="layout" svg:width="18.288cm" svg:height="4.318cm" svg:x="1.508cm" svg:y="22.082cm">
          <draw:text-box>
            <text:p>- Arrows indicate process ownership</text:p>
            <text:p>- Purple boxes are Tools</text:p>
            <text:p>- Orange boxes contain study information</text:p>
            <text:p>- $MMEDS is the mmeds base directory on an arbitrary system</text:p>
          </draw:text-box>
        </draw:frame>
        <draw:line draw:style-name="gr7" draw:text-style-name="P6" draw:layer="layout" svg:x1="13.319cm" svg:y1="1.762cm" svg:x2="15.097cm" svg:y2="2.397cm">
          <text:p/>
        </draw:line>
        <draw:line draw:style-name="gr7" draw:text-style-name="P6" draw:layer="layout" svg:x1="7.477cm" svg:y1="1.889cm" svg:x2="5.953cm" svg:y2="2.397cm">
          <text:p/>
        </draw:line>
        <draw:connector draw:style-name="gr8" draw:text-style-name="P1" draw:layer="layout" svg:x1="5.445cm" svg:y1="4.302cm" svg:x2="15.478cm" svg:y2="4.302cm" draw:start-shape="id26" draw:end-shape="id27" draw:end-glue-point="3" svg:d="M5445 4302h10033" svg:viewBox="0 0 10034 1">
          <text:p/>
        </draw:connector>
        <draw:custom-shape draw:style-name="gr4" draw:text-style-name="P4" draw:layer="layout" svg:width="6.627cm" svg:height="5.992cm" svg:x="20.154cm" svg:y="7.985cm">
          <text:p/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3.81cm" svg:height="0.962cm" svg:x="21.701cm" svg:y="8.112cm">
          <draw:text-box>
            <text:p>$MMEDS</text:p>
          </draw:text-box>
        </draw:frame>
        <draw:custom-shape draw:style-name="gr10" draw:text-style-name="P1" draw:layer="layout" svg:width="5.207cm" svg:height="0.889cm" svg:x="7.985cm" svg:y="1.381cm">
          <text:p text:style-name="P1">Host.py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.826cm" svg:height="0.889cm" svg:x="20.939cm" svg:y="2.397cm">
          <text:p text:style-name="P1">1) StudyX Doc</text:p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5.842cm" svg:height="4.064cm" svg:x="20.558cm" svg:y="9.255cm">
          <draw:text-box>
            <text:p text:style-name="P9"><text:span text:style-name="T1">Username_StudyX/</text:span></text:p>
          </draw:text-box>
        </draw:frame>
        <draw:frame draw:style-name="gr27" draw:text-style-name="P3" draw:layer="layout" svg:width="11.557cm" svg:height="5.08cm" svg:x="2.143cm" svg:y="8.874cm">
          <draw:text-box>
            <text:p>The Watcher</text:p>
            <text:p><text:tab/>- Creates a Qiime2 (Tool) process</text:p>
            <text:p><text:tab/>- Gives it the analysis info </text:p>
          </draw:text-box>
        </draw:frame>
        <draw:custom-shape draw:style-name="gr28" draw:text-style-name="P1" xml:id="id29" draw:id="id29" draw:layer="layout" svg:width="6.858cm" svg:height="2.413cm" svg:x="6.842cm" svg:y="5.699cm">
          <text:p text:style-name="P1">Qiime1</text:p>
          <text:p text:style-name="P1">access_code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2" xml:id="id28" draw:id="id28" draw:layer="layout" svg:width="3.683cm" svg:height="3.937cm" svg:x="15.478cm" svg:y="7.985cm">
          <text:p text:style-name="P1">Qiime2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draw:line-skew="0.007cm" svg:x1="17.256cm" svg:y1="6.334cm" svg:x2="17.319cm" svg:y2="7.985cm" draw:start-shape="id27" draw:end-shape="id28" svg:d="M17256 6334v508l63 641v502" svg:viewBox="0 0 64 1652">
          <text:p/>
        </draw:connector>
        <draw:connector draw:style-name="gr7" draw:text-style-name="P6" draw:layer="layout" draw:type="lines" svg:x1="13.7cm" svg:y1="6.905cm" svg:x2="17.319cm" svg:y2="7.985cm" draw:start-shape="id29" draw:end-shape="id28" svg:d="M13700 6905h502l3117 578v502" svg:viewBox="0 0 3620 1081">
          <text:p/>
        </draw:connector>
      </draw:page>
      <draw:page draw:name="page9" draw:style-name="dp1" draw:master-page-name="Default">
        <draw:custom-shape draw:style-name="gr1" draw:text-style-name="P1" xml:id="id30" draw:id="id30" draw:layer="layout" svg:width="3.556cm" svg:height="4.064cm" svg:x="1.889cm" svg:y="2.27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3.556cm" svg:height="4.064cm" svg:x="15.478cm" svg:y="2.27cm">
          <text:p text:style-name="P1">Watcher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403cm" svg:height="2.054cm" svg:x="8.884cm" svg:y="3.391cm">
          <draw:text-box>
            <text:p>Watch</text:p>
            <text:p>Queue</text:p>
          </draw:text-box>
        </draw:frame>
        <draw:custom-shape draw:style-name="gr4" draw:text-style-name="P4" draw:layer="layout" svg:width="6.627cm" svg:height="5.992cm" svg:x="20.154cm" svg:y="1.23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5cm" svg:height="1.524cm" svg:x="20.304cm" svg:y="1.381cm">
          <draw:text-box>
            <text:p text:style-name="P1">MongoDB</text:p>
          </draw:text-box>
        </draw:frame>
        <draw:frame draw:style-name="gr6" draw:text-style-name="P3" draw:layer="layout" svg:width="18.288cm" svg:height="4.318cm" svg:x="1.508cm" svg:y="22.082cm">
          <draw:text-box>
            <text:p>- Arrows indicate process ownership</text:p>
            <text:p>- Purple boxes are Tools</text:p>
            <text:p>- Orange boxes contain study information</text:p>
            <text:p>- $MMEDS is the mmeds base directory on an arbitrary system</text:p>
          </draw:text-box>
        </draw:frame>
        <draw:line draw:style-name="gr7" draw:text-style-name="P6" draw:layer="layout" svg:x1="13.319cm" svg:y1="1.762cm" svg:x2="15.097cm" svg:y2="2.397cm">
          <text:p/>
        </draw:line>
        <draw:line draw:style-name="gr7" draw:text-style-name="P6" draw:layer="layout" svg:x1="7.477cm" svg:y1="1.889cm" svg:x2="5.953cm" svg:y2="2.397cm">
          <text:p/>
        </draw:line>
        <draw:connector draw:style-name="gr8" draw:text-style-name="P1" draw:layer="layout" svg:x1="5.445cm" svg:y1="4.302cm" svg:x2="15.478cm" svg:y2="4.302cm" draw:start-shape="id30" draw:end-shape="id31" draw:end-glue-point="3" svg:d="M5445 4302h10033" svg:viewBox="0 0 10034 1">
          <text:p/>
        </draw:connector>
        <draw:custom-shape draw:style-name="gr4" draw:text-style-name="P4" draw:layer="layout" svg:width="6.627cm" svg:height="5.992cm" svg:x="20.177cm" svg:y="7.985cm">
          <text:p/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3.81cm" svg:height="0.962cm" svg:x="21.701cm" svg:y="8.112cm">
          <draw:text-box>
            <text:p>$MMEDS</text:p>
          </draw:text-box>
        </draw:frame>
        <draw:custom-shape draw:style-name="gr10" draw:text-style-name="P1" draw:layer="layout" svg:width="5.207cm" svg:height="0.889cm" svg:x="7.985cm" svg:y="1.381cm">
          <text:p text:style-name="P1">Host.py</text:p>
          <draw:enhanced-geometry svg:viewBox="0 0 21600 21600" draw:type="rectangle" draw:enhanced-path="M 0 0 L 21600 0 21600 21600 0 21600 0 0 Z N"/>
        </draw:custom-shape>
        <draw:custom-shape draw:style-name="gr19" draw:text-style-name="P8" xml:id="id35" draw:id="id35" draw:layer="layout" svg:width="4.826cm" svg:height="0.889cm" svg:x="20.939cm" svg:y="2.397cm">
          <text:p text:style-name="P1">1) StudyX Doc</text:p>
          <draw:enhanced-geometry svg:viewBox="0 0 21600 21600" draw:type="rectangle" draw:enhanced-path="M 0 0 L 21600 0 21600 21600 0 21600 0 0 Z N"/>
        </draw:custom-shape>
        <draw:frame draw:style-name="gr30" draw:text-style-name="P10" xml:id="id36" draw:id="id36" draw:layer="layout" svg:width="4.953cm" svg:height="0.806cm" svg:x="20.939cm" svg:y="9.211cm">
          <draw:text-box>
            <text:p text:style-name="P9"><text:span text:style-name="T1">Username_StudyX/</text:span></text:p>
          </draw:text-box>
        </draw:frame>
        <draw:frame draw:style-name="gr31" draw:text-style-name="P3" draw:layer="layout" svg:width="11.557cm" svg:height="5.939cm" svg:x="1.127cm" svg:y="8.493cm">
          <draw:text-box>
            <text:p>Qiime2</text:p>
            <text:p><text:tab/>- Retrieves study info using the <text:tab/><text:tab/><text:tab/>access code</text:p>
            <text:p><text:tab/>- Creates a new MMEDSDoc for <text:tab/><text:tab/>the analysis</text:p>
            <text:p><text:tab/>- Creates a new directory for</text:p>
            <text:p><text:tab/><text:tab/>the analysis</text:p>
            <text:p><text:tab/>- Stores the directory in the Doc</text:p>
          </draw:text-box>
        </draw:frame>
        <draw:custom-shape draw:style-name="gr29" draw:text-style-name="P12" xml:id="id32" draw:id="id32" draw:layer="layout" svg:width="3.683cm" svg:height="3.937cm" svg:x="15.478cm" svg:y="7.985cm">
          <text:p text:style-name="P1">Qiime2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draw:line-skew="0.007cm" svg:x1="17.256cm" svg:y1="6.334cm" svg:x2="17.319cm" svg:y2="7.985cm" draw:start-shape="id31" draw:end-shape="id32" svg:d="M17256 6334v508l63 641v502" svg:viewBox="0 0 64 1652">
          <text:p/>
        </draw:connector>
        <draw:custom-shape draw:style-name="gr19" draw:text-style-name="P13" xml:id="id33" draw:id="id33" draw:layer="layout" svg:width="4.826cm" svg:height="0.889cm" svg:x="14.716cm" svg:y="13.319cm">
          <text:p text:style-name="P1"><text:span text:style-name="T2">2) StudyX_Qiime2_0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svg:x1="17.319cm" svg:y1="11.922cm" svg:x2="17.129cm" svg:y2="13.319cm" draw:start-shape="id32" draw:end-shape="id33" draw:end-glue-point="0" svg:d="M17319 11922v698h-190v699" svg:viewBox="0 0 191 1398">
          <text:p/>
        </draw:connector>
        <draw:frame draw:style-name="gr32" draw:text-style-name="P3" xml:id="id34" draw:id="id34" draw:layer="layout" svg:width="3.302cm" svg:height="0.889cm" svg:x="21.955cm" svg:y="10.144cm">
          <draw:text-box>
            <text:p><text:span text:style-name="T1">Qiime2_0/</text:span></text:p>
          </draw:text-box>
        </draw:frame>
        <draw:connector draw:style-name="gr7" draw:text-style-name="P6" draw:layer="layout" draw:type="lines" draw:line-skew="0cm -0.262cm" svg:x1="19.542cm" svg:y1="13.763cm" svg:x2="21.955cm" svg:y2="10.588cm" draw:start-shape="id33" draw:end-shape="id34" svg:d="M19542 13763h501l1150-3175h762" svg:viewBox="0 0 2414 3176">
          <text:p/>
        </draw:connector>
        <draw:connector draw:style-name="gr7" draw:text-style-name="P6" draw:layer="layout" draw:type="lines" svg:x1="19.161cm" svg:y1="9.953cm" svg:x2="20.939cm" svg:y2="2.841cm" draw:start-shape="id32" draw:start-glue-point="1" draw:end-shape="id35" draw:end-glue-point="3" svg:d="M19161 9953h500l777-7112h501" svg:viewBox="0 0 1779 7113">
          <text:p/>
        </draw:connector>
        <draw:connector draw:style-name="gr7" draw:text-style-name="P6" draw:layer="layout" draw:type="lines" svg:x1="25.765cm" svg:y1="2.841cm" svg:x2="25.892cm" svg:y2="9.614cm" draw:start-shape="id35" draw:start-glue-point="1" draw:end-shape="id36" draw:end-glue-point="1" svg:d="M25765 2841h501l126 6773h-500" svg:viewBox="0 0 628 6774">
          <text:p/>
        </draw:connector>
        <draw:connector draw:style-name="gr7" draw:text-style-name="P6" draw:layer="layout" draw:type="lines" svg:x1="19.542cm" svg:y1="13.763cm" svg:x2="23.352cm" svg:y2="3.286cm" draw:start-shape="id33" draw:start-glue-point="1" draw:end-shape="id35" draw:end-glue-point="2" svg:d="M19542 13763h501l3309-9977v-500" svg:viewBox="0 0 3811 10478">
          <text:p/>
        </draw:connector>
      </draw:page>
      <draw:page draw:name="page10" draw:style-name="dp1" draw:master-page-name="Default">
        <draw:custom-shape draw:style-name="gr1" draw:text-style-name="P1" xml:id="id37" draw:id="id37" draw:layer="layout" svg:width="3.556cm" svg:height="4.064cm" svg:x="1.889cm" svg:y="2.27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3.556cm" svg:height="4.064cm" svg:x="15.478cm" svg:y="2.27cm">
          <text:p text:style-name="P1">Watcher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403cm" svg:height="2.054cm" svg:x="8.884cm" svg:y="3.391cm">
          <draw:text-box>
            <text:p>Watch</text:p>
            <text:p>Queue</text:p>
          </draw:text-box>
        </draw:frame>
        <draw:custom-shape draw:style-name="gr4" draw:text-style-name="P4" draw:layer="layout" svg:width="6.627cm" svg:height="5.992cm" svg:x="20.154cm" svg:y="1.23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5cm" svg:height="1.524cm" svg:x="20.304cm" svg:y="1.381cm">
          <draw:text-box>
            <text:p text:style-name="P1">MongoDB</text:p>
          </draw:text-box>
        </draw:frame>
        <draw:frame draw:style-name="gr6" draw:text-style-name="P3" draw:layer="layout" svg:width="18.288cm" svg:height="4.318cm" svg:x="1.508cm" svg:y="22.082cm">
          <draw:text-box>
            <text:p>- Arrows indicate process ownership</text:p>
            <text:p>- Purple boxes are Tools</text:p>
            <text:p>- Orange boxes contain study information</text:p>
            <text:p>- $MMEDS is the mmeds base directory on an arbitrary system</text:p>
          </draw:text-box>
        </draw:frame>
        <draw:line draw:style-name="gr7" draw:text-style-name="P6" draw:layer="layout" svg:x1="13.319cm" svg:y1="1.762cm" svg:x2="15.097cm" svg:y2="2.397cm">
          <text:p/>
        </draw:line>
        <draw:line draw:style-name="gr7" draw:text-style-name="P6" draw:layer="layout" svg:x1="7.477cm" svg:y1="1.889cm" svg:x2="5.953cm" svg:y2="2.397cm">
          <text:p/>
        </draw:line>
        <draw:connector draw:style-name="gr8" draw:text-style-name="P1" draw:layer="layout" svg:x1="5.445cm" svg:y1="4.302cm" svg:x2="15.478cm" svg:y2="4.302cm" draw:start-shape="id37" draw:end-shape="id38" draw:end-glue-point="3" svg:d="M5445 4302h10033" svg:viewBox="0 0 10034 1">
          <text:p/>
        </draw:connector>
        <draw:custom-shape draw:style-name="gr4" draw:text-style-name="P4" draw:layer="layout" svg:width="6.627cm" svg:height="5.992cm" svg:x="20.177cm" svg:y="7.985cm">
          <text:p/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3.81cm" svg:height="0.962cm" svg:x="21.701cm" svg:y="8.112cm">
          <draw:text-box>
            <text:p>$MMEDS</text:p>
          </draw:text-box>
        </draw:frame>
        <draw:custom-shape draw:style-name="gr10" draw:text-style-name="P1" draw:layer="layout" svg:width="5.207cm" svg:height="0.889cm" svg:x="7.985cm" svg:y="1.381cm">
          <text:p text:style-name="P1">Host.py</text:p>
          <draw:enhanced-geometry svg:viewBox="0 0 21600 21600" draw:type="rectangle" draw:enhanced-path="M 0 0 L 21600 0 21600 21600 0 21600 0 0 Z N"/>
        </draw:custom-shape>
        <draw:custom-shape draw:style-name="gr19" draw:text-style-name="P8" xml:id="id42" draw:id="id42" draw:layer="layout" svg:width="4.826cm" svg:height="0.889cm" svg:x="20.939cm" svg:y="2.397cm">
          <text:p text:style-name="P1">1) StudyX Doc</text:p>
          <draw:enhanced-geometry svg:viewBox="0 0 21600 21600" draw:type="rectangle" draw:enhanced-path="M 0 0 L 21600 0 21600 21600 0 21600 0 0 Z N"/>
        </draw:custom-shape>
        <draw:frame draw:style-name="gr30" draw:text-style-name="P10" xml:id="id43" draw:id="id43" draw:layer="layout" svg:width="4.953cm" svg:height="0.806cm" svg:x="20.939cm" svg:y="9.211cm">
          <draw:text-box>
            <text:p text:style-name="P9"><text:span text:style-name="T1">Username_StudyX/</text:span></text:p>
          </draw:text-box>
        </draw:frame>
        <draw:frame draw:style-name="gr31" draw:text-style-name="P3" draw:layer="layout" svg:width="11.557cm" svg:height="5.939cm" svg:x="1.127cm" svg:y="8.493cm">
          <draw:text-box>
            <text:p>Qiime2</text:p>
            <text:p><text:tab/>- Creates a jobscript</text:p>
            <text:p><text:tab/>- Saves file locations to Doc</text:p>
            <text:p><text:tab/>- Submits the jobscript</text:p>
            <text:p><text:tab/>- Waits on completion</text:p>
            <text:p><text:tab/>- Upon completion sends email</text:p>
            <text:p><text:tab/>- Exits</text:p>
            <text:p/>
          </draw:text-box>
        </draw:frame>
        <draw:custom-shape draw:style-name="gr29" draw:text-style-name="P12" xml:id="id39" draw:id="id39" draw:layer="layout" svg:width="3.683cm" svg:height="3.937cm" svg:x="15.478cm" svg:y="7.985cm">
          <text:p text:style-name="P1">Qiime2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draw:line-skew="0.007cm" svg:x1="17.256cm" svg:y1="6.334cm" svg:x2="17.319cm" svg:y2="7.985cm" draw:start-shape="id38" draw:end-shape="id39" svg:d="M17256 6334v508l63 641v502" svg:viewBox="0 0 64 1652">
          <text:p/>
        </draw:connector>
        <draw:custom-shape draw:style-name="gr19" draw:text-style-name="P13" xml:id="id40" draw:id="id40" draw:layer="layout" svg:width="4.826cm" svg:height="0.889cm" svg:x="20.939cm" svg:y="4.175cm">
          <text:p text:style-name="P1"><text:span text:style-name="T2">2) StudyX_Qiime2_0</text:span></text:p>
          <draw:enhanced-geometry svg:viewBox="0 0 21600 21600" draw:type="rectangle" draw:enhanced-path="M 0 0 L 21600 0 21600 21600 0 21600 0 0 Z N"/>
        </draw:custom-shape>
        <draw:frame draw:style-name="gr32" draw:text-style-name="P3" xml:id="id41" draw:id="id41" draw:layer="layout" svg:width="3.302cm" svg:height="0.889cm" svg:x="21.955cm" svg:y="10.144cm">
          <draw:text-box>
            <text:p><text:span text:style-name="T1">Qiime2_0/</text:span></text:p>
          </draw:text-box>
        </draw:frame>
        <draw:connector draw:style-name="gr7" draw:text-style-name="P6" draw:layer="layout" draw:type="lines" svg:x1="25.765cm" svg:y1="4.619cm" svg:x2="25.257cm" svg:y2="10.588cm" draw:start-shape="id40" draw:start-glue-point="1" draw:end-shape="id41" draw:end-glue-point="1" svg:d="M25765 4619h501l-509 5969h-500" svg:viewBox="0 0 1010 5970">
          <text:p/>
        </draw:connector>
        <draw:connector draw:style-name="gr7" draw:text-style-name="P6" draw:layer="layout" draw:type="lines" draw:line-skew="0.388cm" svg:x1="25.765cm" svg:y1="2.841cm" svg:x2="25.892cm" svg:y2="9.614cm" draw:start-shape="id42" draw:start-glue-point="1" draw:end-shape="id43" draw:end-glue-point="1" svg:d="M25765 2841h889l-262 6773h-500" svg:viewBox="0 0 890 6774">
          <text:p/>
        </draw:connector>
        <draw:connector draw:style-name="gr7" draw:text-style-name="P6" draw:layer="layout" draw:type="lines" svg:x1="19.161cm" svg:y1="9.953cm" svg:x2="20.939cm" svg:y2="4.619cm" draw:start-shape="id39" draw:start-glue-point="1" draw:end-shape="id40" draw:end-glue-point="3" svg:d="M19161 9953h500l777-5334h501" svg:viewBox="0 0 1779 5335">
          <text:p/>
        </draw:connector>
        <draw:frame draw:style-name="gr33" draw:text-style-name="P14" xml:id="id44" draw:id="id44" draw:layer="layout" svg:width="2.542cm" svg:height="0.806cm" svg:x="22.971cm" svg:y="10.989cm">
          <draw:text-box>
            <text:p><text:span text:style-name="T1">otu_table</text:span></text:p>
          </draw:text-box>
        </draw:frame>
        <draw:frame draw:style-name="gr32" draw:text-style-name="P14" xml:id="id45" draw:id="id45" draw:layer="layout" svg:width="2.921cm" svg:height="0.889cm" svg:x="22.844cm" svg:y="11.795cm">
          <draw:text-box>
            <text:p><text:span text:style-name="T1">Summary</text:span></text:p>
          </draw:text-box>
        </draw:frame>
        <draw:connector draw:style-name="gr7" draw:text-style-name="P6" draw:layer="layout" draw:type="lines" svg:x1="25.257cm" svg:y1="10.588cm" svg:x2="25.513cm" svg:y2="11.392cm" draw:start-shape="id41" draw:start-glue-point="1" draw:end-shape="id44" draw:end-glue-point="1" svg:d="M25257 10588h500l256 804h-500" svg:viewBox="0 0 757 805">
          <text:p/>
        </draw:connector>
        <draw:connector draw:style-name="gr7" draw:text-style-name="P6" draw:layer="layout" draw:type="lines" svg:x1="25.513cm" svg:y1="11.392cm" svg:x2="25.765cm" svg:y2="12.239cm" draw:start-shape="id44" draw:start-glue-point="1" draw:end-shape="id45" draw:end-glue-point="1" svg:d="M25513 11392h500l252 847h-500" svg:viewBox="0 0 753 848">
          <text:p/>
        </draw:connector>
        <draw:custom-shape draw:style-name="gr34" draw:text-style-name="P15" xml:id="id46" draw:id="id46" draw:layer="layout" svg:width="5.461cm" svg:height="1.143cm" svg:x="14.589cm" svg:y="13.192cm">
          <text:p text:style-name="P1">bsub &lt; jobscript.lsf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17.319cm" svg:y1="11.922cm" svg:x2="17.319cm" svg:y2="13.192cm" draw:start-shape="id39" draw:end-shape="id46" svg:d="M17319 11922v500 268 502" svg:viewBox="0 0 1 1271">
          <text:p/>
        </draw:connector>
        <draw:connector draw:style-name="gr7" draw:text-style-name="P6" draw:layer="layout" draw:type="lines" svg:x1="23.352cm" svg:y1="4.175cm" svg:x2="23.352cm" svg:y2="3.286cm" draw:start-shape="id40" draw:start-glue-point="0" draw:end-shape="id42" draw:end-glue-point="2" svg:d="M23352 4175v-502 113-500" svg:viewBox="0 0 1 890">
          <text:p/>
        </draw:connector>
      </draw:page>
      <draw:page draw:name="page11" draw:style-name="dp1" draw:master-page-name="Default">
        <draw:custom-shape draw:style-name="gr1" draw:text-style-name="P1" xml:id="id47" draw:id="id47" draw:layer="layout" svg:width="3.556cm" svg:height="4.064cm" svg:x="1.889cm" svg:y="2.27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2" xml:id="id48" draw:id="id48" draw:layer="layout" svg:width="3.556cm" svg:height="4.064cm" svg:x="15.478cm" svg:y="2.27cm">
          <text:p text:style-name="P1">Watcher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403cm" svg:height="2.054cm" svg:x="8.884cm" svg:y="3.391cm">
          <draw:text-box>
            <text:p>Watch</text:p>
            <text:p>Queue</text:p>
          </draw:text-box>
        </draw:frame>
        <draw:custom-shape draw:style-name="gr4" draw:text-style-name="P4" draw:layer="layout" svg:width="6.627cm" svg:height="5.992cm" svg:x="20.154cm" svg:y="1.23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5cm" svg:height="1.524cm" svg:x="20.304cm" svg:y="1.381cm">
          <draw:text-box>
            <text:p text:style-name="P1">MongoDB</text:p>
          </draw:text-box>
        </draw:frame>
        <draw:frame draw:style-name="gr6" draw:text-style-name="P3" draw:layer="layout" svg:width="18.288cm" svg:height="4.318cm" svg:x="1.508cm" svg:y="22.082cm">
          <draw:text-box>
            <text:p>- Arrows indicate process ownership</text:p>
            <text:p>- Purple boxes are Tools</text:p>
            <text:p>- Orange boxes contain study information</text:p>
            <text:p>- $MMEDS is the mmeds base directory on an arbitrary system</text:p>
          </draw:text-box>
        </draw:frame>
        <draw:line draw:style-name="gr7" draw:text-style-name="P6" draw:layer="layout" svg:x1="13.319cm" svg:y1="1.762cm" svg:x2="15.097cm" svg:y2="2.397cm">
          <text:p/>
        </draw:line>
        <draw:line draw:style-name="gr7" draw:text-style-name="P6" draw:layer="layout" svg:x1="7.477cm" svg:y1="1.889cm" svg:x2="5.953cm" svg:y2="2.397cm">
          <text:p/>
        </draw:line>
        <draw:connector draw:style-name="gr8" draw:text-style-name="P1" draw:layer="layout" svg:x1="5.445cm" svg:y1="4.302cm" svg:x2="15.478cm" svg:y2="4.302cm" draw:start-shape="id47" draw:end-shape="id48" draw:end-glue-point="3" svg:d="M5445 4302h10033" svg:viewBox="0 0 10034 1">
          <text:p/>
        </draw:connector>
        <draw:custom-shape draw:style-name="gr4" draw:text-style-name="P4" draw:layer="layout" svg:width="6.627cm" svg:height="5.992cm" svg:x="20.177cm" svg:y="7.985cm">
          <text:p/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3.81cm" svg:height="0.962cm" svg:x="21.701cm" svg:y="8.112cm">
          <draw:text-box>
            <text:p>$MMEDS</text:p>
          </draw:text-box>
        </draw:frame>
        <draw:custom-shape draw:style-name="gr10" draw:text-style-name="P1" draw:layer="layout" svg:width="5.207cm" svg:height="0.889cm" svg:x="7.985cm" svg:y="1.381cm">
          <text:p text:style-name="P1">Host.py</text:p>
          <draw:enhanced-geometry svg:viewBox="0 0 21600 21600" draw:type="rectangle" draw:enhanced-path="M 0 0 L 21600 0 21600 21600 0 21600 0 0 Z N"/>
        </draw:custom-shape>
        <draw:custom-shape draw:style-name="gr19" draw:text-style-name="P8" xml:id="id51" draw:id="id51" draw:layer="layout" svg:width="4.826cm" svg:height="0.889cm" svg:x="20.939cm" svg:y="2.397cm">
          <text:p text:style-name="P1">1) StudyX Doc</text:p>
          <draw:enhanced-geometry svg:viewBox="0 0 21600 21600" draw:type="rectangle" draw:enhanced-path="M 0 0 L 21600 0 21600 21600 0 21600 0 0 Z N"/>
        </draw:custom-shape>
        <draw:frame draw:style-name="gr30" draw:text-style-name="P10" xml:id="id52" draw:id="id52" draw:layer="layout" svg:width="4.953cm" svg:height="0.806cm" svg:x="20.939cm" svg:y="9.211cm">
          <draw:text-box>
            <text:p text:style-name="P9"><text:span text:style-name="T1">Username_StudyX/</text:span></text:p>
          </draw:text-box>
        </draw:frame>
        <draw:frame draw:style-name="gr27" draw:text-style-name="P3" draw:layer="layout" svg:width="11.557cm" svg:height="5.08cm" svg:x="1.127cm" svg:y="8.493cm">
          <draw:text-box>
            <text:p>Qiime2</text:p>
            <text:p><text:tab/>- User requests another analysis</text:p>
            <text:p><text:tab/>- This time with a subset analysis</text:p>
            <text:p/>
          </draw:text-box>
        </draw:frame>
        <draw:custom-shape draw:style-name="gr19" draw:text-style-name="P13" xml:id="id49" draw:id="id49" draw:layer="layout" svg:width="4.826cm" svg:height="0.889cm" svg:x="20.939cm" svg:y="3.921cm">
          <text:p text:style-name="P1"><text:span text:style-name="T2">2) StudyX_Qiime2_0</text:span></text:p>
          <draw:enhanced-geometry svg:viewBox="0 0 21600 21600" draw:type="rectangle" draw:enhanced-path="M 0 0 L 21600 0 21600 21600 0 21600 0 0 Z N"/>
        </draw:custom-shape>
        <draw:frame draw:style-name="gr32" draw:text-style-name="P3" xml:id="id50" draw:id="id50" draw:layer="layout" svg:width="3.302cm" svg:height="0.889cm" svg:x="21.955cm" svg:y="10.144cm">
          <draw:text-box>
            <text:p><text:span text:style-name="T1">Qiime2_0/</text:span></text:p>
          </draw:text-box>
        </draw:frame>
        <draw:connector draw:style-name="gr7" draw:text-style-name="P6" draw:layer="layout" draw:type="lines" svg:x1="25.765cm" svg:y1="4.365cm" svg:x2="25.257cm" svg:y2="10.588cm" draw:start-shape="id49" draw:start-glue-point="1" draw:end-shape="id50" draw:end-glue-point="1" svg:d="M25765 4365h501l-509 6223h-500" svg:viewBox="0 0 1010 6224">
          <text:p/>
        </draw:connector>
        <draw:connector draw:style-name="gr7" draw:text-style-name="P6" draw:layer="layout" draw:type="lines" draw:line-skew="0.388cm" svg:x1="25.765cm" svg:y1="2.841cm" svg:x2="25.892cm" svg:y2="9.614cm" draw:start-shape="id51" draw:start-glue-point="1" draw:end-shape="id52" draw:end-glue-point="1" svg:d="M25765 2841h889l-262 6773h-500" svg:viewBox="0 0 890 6774">
          <text:p/>
        </draw:connector>
        <draw:frame draw:style-name="gr33" draw:text-style-name="P14" xml:id="id53" draw:id="id53" draw:layer="layout" svg:width="2.542cm" svg:height="0.806cm" svg:x="22.971cm" svg:y="10.989cm">
          <draw:text-box>
            <text:p><text:span text:style-name="T1">otu_table</text:span></text:p>
          </draw:text-box>
        </draw:frame>
        <draw:frame draw:style-name="gr30" draw:text-style-name="P14" xml:id="id54" draw:id="id54" draw:layer="layout" svg:width="2.667cm" svg:height="0.806cm" svg:x="22.971cm" svg:y="11.795cm">
          <draw:text-box>
            <text:p><text:span text:style-name="T1">summary</text:span></text:p>
          </draw:text-box>
        </draw:frame>
        <draw:connector draw:style-name="gr7" draw:text-style-name="P6" draw:layer="layout" draw:type="lines" svg:x1="25.257cm" svg:y1="10.588cm" svg:x2="25.513cm" svg:y2="11.392cm" draw:start-shape="id50" draw:start-glue-point="1" draw:end-shape="id53" draw:end-glue-point="1" svg:d="M25257 10588h500l256 804h-500" svg:viewBox="0 0 757 805">
          <text:p/>
        </draw:connector>
        <draw:connector draw:style-name="gr7" draw:text-style-name="P6" draw:layer="layout" draw:type="lines" draw:line-skew="0.133cm" svg:x1="25.513cm" svg:y1="11.392cm" svg:x2="25.638cm" svg:y2="12.198cm" draw:start-shape="id53" draw:start-glue-point="1" draw:end-shape="id54" draw:end-glue-point="1" svg:d="M25513 11392h633l-8 806h-500" svg:viewBox="0 0 634 807">
          <text:p/>
        </draw:connector>
        <draw:custom-shape draw:style-name="gr35" draw:text-style-name="P1" xml:id="id55" draw:id="id55" draw:layer="layout" svg:width="5.969cm" svg:height="4.064cm" svg:x="7.223cm" svg:y="5.191cm">
          <text:p text:style-name="P1">StudyX</text:p>
          <text:p text:style-name="P1">Qiime2</text:p>
          <text:p text:style-name="P1">BodySite</text:p>
          <text:p text:style-name="P1">access_code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s" svg:x1="5.445cm" svg:y1="4.302cm" svg:x2="7.223cm" svg:y2="7.223cm" draw:start-shape="id47" draw:start-glue-point="1" draw:end-shape="id55" draw:end-glue-point="6" svg:d="M5445 4302h501l775 2921h502" svg:viewBox="0 0 1779 2922">
          <text:p/>
        </draw:connector>
        <draw:connector draw:style-name="gr7" draw:text-style-name="P6" draw:layer="layout" draw:type="lines" svg:x1="13.192cm" svg:y1="7.223cm" svg:x2="15.478cm" svg:y2="4.302cm" draw:start-shape="id55" draw:start-glue-point="10" draw:end-shape="id48" draw:end-glue-point="3" svg:d="M13192 7223h501l1284-2921h501" svg:viewBox="0 0 2287 2922">
          <text:p/>
        </draw:connector>
        <draw:connector draw:style-name="gr7" draw:text-style-name="P6" draw:layer="layout" draw:type="lines" svg:x1="23.352cm" svg:y1="3.921cm" svg:x2="23.352cm" svg:y2="3.286cm" draw:start-shape="id49" draw:start-glue-point="0" draw:end-shape="id51" draw:end-glue-point="2" svg:d="M23352 3921v-502 367-500" svg:viewBox="0 0 1 636">
          <text:p/>
        </draw:connector>
      </draw:page>
      <draw:page draw:name="page12" draw:style-name="dp1" draw:master-page-name="Default">
        <draw:custom-shape draw:style-name="gr36" draw:text-style-name="P2" xml:id="id62" draw:id="id62" draw:layer="layout" svg:width="3.556cm" svg:height="3.937cm" svg:x="1.381cm" svg:y="1.381cm">
          <text:p text:style-name="P1">Watch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4" draw:layer="layout" svg:width="5.588cm" svg:height="13.358cm" svg:x="15.224cm" svg:y="1.25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5cm" svg:height="1.524cm" svg:x="14.335cm" svg:y="1.381cm">
          <draw:text-box>
            <text:p text:style-name="P1">MongoDB</text:p>
          </draw:text-box>
        </draw:frame>
        <draw:frame draw:style-name="gr6" draw:text-style-name="P3" draw:layer="layout" svg:width="18.288cm" svg:height="4.318cm" svg:x="1.508cm" svg:y="22.082cm">
          <draw:text-box>
            <text:p>- Arrows indicate process ownership</text:p>
            <text:p>- Purple boxes are Tools</text:p>
            <text:p>- Orange boxes contain study information</text:p>
            <text:p>- $MMEDS is the mmeds base directory on an arbitrary system</text:p>
          </draw:text-box>
        </draw:frame>
        <draw:custom-shape draw:style-name="gr38" draw:text-style-name="P4" draw:layer="layout" svg:width="5.738cm" svg:height="13.358cm" svg:x="21.066cm" svg:y="1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3" draw:layer="layout" svg:width="3.81cm" svg:height="0.962cm" svg:x="21.701cm" svg:y="1.358cm">
          <draw:text-box>
            <text:p>$MMEDS</text:p>
          </draw:text-box>
        </draw:frame>
        <draw:custom-shape draw:style-name="gr19" draw:text-style-name="P8" xml:id="id58" draw:id="id58" draw:layer="layout" svg:width="4.826cm" svg:height="0.889cm" svg:x="15.605cm" svg:y="2.42cm">
          <text:p text:style-name="P1">1) StudyX Doc</text:p>
          <draw:enhanced-geometry svg:viewBox="0 0 21600 21600" draw:type="rectangle" draw:enhanced-path="M 0 0 L 21600 0 21600 21600 0 21600 0 0 Z N"/>
        </draw:custom-shape>
        <draw:frame draw:style-name="gr30" draw:text-style-name="P10" xml:id="id59" draw:id="id59" draw:layer="layout" svg:width="4.953cm" svg:height="0.806cm" svg:x="20.939cm" svg:y="2.457cm">
          <draw:text-box>
            <text:p text:style-name="P9"><text:span text:style-name="T1">Username_StudyX/</text:span></text:p>
          </draw:text-box>
        </draw:frame>
        <draw:frame draw:style-name="gr39" draw:text-style-name="P3" draw:layer="layout" svg:width="11.557cm" svg:height="2.54cm" svg:x="1cm" svg:y="12.176cm">
          <draw:text-box>
            <text:p>Watcher spins up a Qiime2 analysis like before</text:p>
            <text:p/>
          </draw:text-box>
        </draw:frame>
        <draw:custom-shape draw:style-name="gr19" draw:text-style-name="P13" xml:id="id56" draw:id="id56" draw:layer="layout" svg:width="4.826cm" svg:height="0.889cm" svg:x="15.605cm" svg:y="3.944cm">
          <text:p text:style-name="P1"><text:span text:style-name="T2">2) StudyX_Qiime2_0</text:span></text:p>
          <draw:enhanced-geometry svg:viewBox="0 0 21600 21600" draw:type="rectangle" draw:enhanced-path="M 0 0 L 21600 0 21600 21600 0 21600 0 0 Z N"/>
        </draw:custom-shape>
        <draw:frame draw:style-name="gr32" draw:text-style-name="P3" xml:id="id57" draw:id="id57" draw:layer="layout" svg:width="3.302cm" svg:height="0.889cm" svg:x="21.955cm" svg:y="3.39cm">
          <draw:text-box>
            <text:p><text:span text:style-name="T1">Qiime2_0/</text:span></text:p>
          </draw:text-box>
        </draw:frame>
        <draw:connector draw:style-name="gr7" draw:text-style-name="P6" draw:layer="layout" draw:type="lines" svg:x1="20.431cm" svg:y1="4.388cm" svg:x2="21.955cm" svg:y2="3.834cm" draw:start-shape="id56" draw:start-glue-point="1" draw:end-shape="id57" draw:end-glue-point="3" svg:d="M20431 4388h501l523-554h500" svg:viewBox="0 0 1525 555">
          <text:p/>
        </draw:connector>
        <draw:connector draw:style-name="gr7" draw:text-style-name="P6" draw:layer="layout" draw:type="lines" svg:x1="20.431cm" svg:y1="2.864cm" svg:x2="20.939cm" svg:y2="2.86cm" draw:start-shape="id58" draw:start-glue-point="1" draw:end-shape="id59" draw:end-glue-point="3" svg:d="M20431 2864h501l-493-4h500" svg:viewBox="0 0 509 5">
          <text:p/>
        </draw:connector>
        <draw:frame draw:style-name="gr33" draw:text-style-name="P14" xml:id="id60" draw:id="id60" draw:layer="layout" svg:width="2.542cm" svg:height="0.806cm" svg:x="22.971cm" svg:y="4.235cm">
          <draw:text-box>
            <text:p><text:span text:style-name="T1">otu_table</text:span></text:p>
          </draw:text-box>
        </draw:frame>
        <draw:frame draw:style-name="gr40" draw:text-style-name="P14" xml:id="id61" draw:id="id61" draw:layer="layout" svg:width="2.794cm" svg:height="0.806cm" svg:x="22.971cm" svg:y="5.041cm">
          <draw:text-box>
            <text:p><text:span text:style-name="T1">summary/</text:span></text:p>
          </draw:text-box>
        </draw:frame>
        <draw:connector draw:style-name="gr7" draw:text-style-name="P6" draw:layer="layout" draw:type="lines" svg:x1="21.955cm" svg:y1="3.834cm" svg:x2="22.971cm" svg:y2="4.638cm" draw:start-shape="id57" draw:start-glue-point="3" draw:end-shape="id60" draw:end-glue-point="3" svg:d="M21955 3834h-500l1016 804h500" svg:viewBox="0 0 1517 805">
          <text:p/>
        </draw:connector>
        <draw:connector draw:style-name="gr7" draw:text-style-name="P6" draw:layer="layout" draw:type="lines" svg:x1="22.971cm" svg:y1="4.638cm" svg:x2="22.971cm" svg:y2="5.444cm" draw:start-shape="id60" draw:start-glue-point="3" draw:end-shape="id61" draw:end-glue-point="3" svg:d="M22971 4638h-500v806h500" svg:viewBox="0 0 501 807">
          <text:p/>
        </draw:connector>
        <draw:custom-shape draw:style-name="gr41" draw:text-style-name="P1" xml:id="id64" draw:id="id64" draw:layer="layout" svg:width="4.064cm" svg:height="1.905cm" svg:x="10.652cm" svg:y="2.397cm">
          <text:p text:style-name="P1">BodySite</text:p>
          <text:p text:style-name="P1">access_code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s" svg:x1="18.018cm" svg:y1="3.944cm" svg:x2="18.018cm" svg:y2="3.309cm" draw:start-shape="id56" draw:start-glue-point="0" draw:end-shape="id58" draw:end-glue-point="2" svg:d="M18018 3944v-502 367-500" svg:viewBox="0 0 1 636">
          <text:p/>
        </draw:connector>
        <draw:custom-shape draw:style-name="gr29" draw:text-style-name="P12" xml:id="id63" draw:id="id63" draw:layer="layout" svg:width="3.683cm" svg:height="3.937cm" svg:x="6.207cm" svg:y="1.381cm">
          <text:p text:style-name="P1">Qiime2_1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4.937cm" svg:y1="3.349cm" svg:x2="6.207cm" svg:y2="3.349cm" draw:start-shape="id62" draw:start-glue-point="1" draw:end-shape="id63" draw:end-glue-point="3" svg:d="M4937 3349h501 267 502" svg:viewBox="0 0 1271 1">
          <text:p/>
        </draw:connector>
        <draw:connector draw:style-name="gr7" draw:text-style-name="P6" draw:layer="layout" draw:type="lines" draw:line-skew="0.135cm 0.144cm" svg:x1="9.89cm" svg:y1="3.349cm" svg:x2="10.652cm" svg:y2="3.35cm" draw:start-shape="id63" draw:start-glue-point="1" draw:end-shape="id64" draw:end-glue-point="6" svg:d="M9890 3349h635l-381 1h508" svg:viewBox="0 0 763 2">
          <text:p/>
        </draw:connector>
        <draw:connector draw:style-name="gr7" draw:text-style-name="P6" draw:layer="layout" draw:type="lines" draw:line-skew="-0.526cm" svg:x1="14.716cm" svg:y1="3.35cm" svg:x2="15.605cm" svg:y2="2.864cm" draw:start-shape="id64" draw:start-glue-point="10" draw:end-shape="id58" draw:end-glue-point="3" svg:d="M14716 3350h127l261-486h501" svg:viewBox="0 0 890 487">
          <text:p/>
        </draw:connector>
        <draw:custom-shape draw:style-name="gr19" draw:text-style-name="P13" xml:id="id65" draw:id="id65" draw:layer="layout" svg:width="4.826cm" svg:height="0.889cm" svg:x="5.572cm" svg:y="6.969cm">
          <text:p text:style-name="P1"><text:span text:style-name="T2">3) StudyX_Qiime2_1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8.048cm" svg:y1="5.318cm" svg:x2="7.985cm" svg:y2="6.969cm" draw:start-shape="id63" draw:start-glue-point="2" draw:end-shape="id65" draw:end-glue-point="0" svg:d="M8048 5318v500l-63 649v502" svg:viewBox="0 0 64 1652">
          <text:p/>
        </draw:connector>
        <draw:connector draw:style-name="gr7" draw:text-style-name="P6" draw:layer="layout" draw:type="lines" svg:x1="10.398cm" svg:y1="7.413cm" svg:x2="18.018cm" svg:y2="3.309cm" draw:start-shape="id65" draw:start-glue-point="1" draw:end-shape="id58" draw:end-glue-point="2" svg:d="M10398 7413h501l7119-3604v-500" svg:viewBox="0 0 7621 4105">
          <text:p/>
        </draw:connector>
        <draw:frame draw:style-name="gr32" draw:text-style-name="P3" xml:id="id66" draw:id="id66" draw:layer="layout" svg:width="3.302cm" svg:height="0.889cm" svg:x="21.828cm" svg:y="5.954cm">
          <draw:text-box>
            <text:p><text:span text:style-name="T1">Qiime2_1/</text:span></text:p>
          </draw:text-box>
        </draw:frame>
        <draw:frame draw:style-name="gr33" draw:text-style-name="P14" xml:id="id67" draw:id="id67" draw:layer="layout" svg:width="2.542cm" svg:height="0.806cm" svg:x="23.096cm" svg:y="6.842cm">
          <draw:text-box>
            <text:p><text:span text:style-name="T1">otu_table</text:span></text:p>
          </draw:text-box>
        </draw:frame>
        <draw:connector draw:style-name="gr7" draw:text-style-name="P6" draw:layer="layout" draw:type="lines" svg:x1="10.398cm" svg:y1="7.413cm" svg:x2="21.828cm" svg:y2="6.398cm" draw:start-shape="id65" draw:start-glue-point="1" draw:end-shape="id66" draw:end-glue-point="3" svg:d="M10398 7413h501l10429-1015h500" svg:viewBox="0 0 11431 1016">
          <text:p/>
        </draw:connector>
        <draw:connector draw:style-name="gr7" draw:text-style-name="P6" draw:layer="layout" draw:type="lines" svg:x1="21.828cm" svg:y1="6.398cm" svg:x2="23.096cm" svg:y2="7.245cm" draw:start-shape="id66" draw:start-glue-point="3" draw:end-shape="id67" draw:end-glue-point="3" svg:d="M21828 6398h-500l1268 847h500" svg:viewBox="0 0 1769 848">
          <text:p/>
        </draw:connector>
      </draw:page>
      <draw:page draw:name="page13" draw:style-name="dp1" draw:master-page-name="Default">
        <draw:custom-shape draw:style-name="gr36" draw:text-style-name="P2" xml:id="id74" draw:id="id74" draw:layer="layout" svg:width="3.556cm" svg:height="3.937cm" svg:x="1.381cm" svg:y="1.381cm">
          <text:p text:style-name="P1">Watch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4" draw:layer="layout" svg:width="5.588cm" svg:height="13.358cm" svg:x="15.224cm" svg:y="1.25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5cm" svg:height="1.524cm" svg:x="14.335cm" svg:y="1.381cm">
          <draw:text-box>
            <text:p text:style-name="P1">MongoDB</text:p>
          </draw:text-box>
        </draw:frame>
        <draw:frame draw:style-name="gr6" draw:text-style-name="P3" draw:layer="layout" svg:width="18.288cm" svg:height="4.318cm" svg:x="1.508cm" svg:y="22.082cm">
          <draw:text-box>
            <text:p>- Arrows indicate process ownership</text:p>
            <text:p>- Purple boxes are Tools</text:p>
            <text:p>- Orange boxes contain study information</text:p>
            <text:p>- $MMEDS is the mmeds base directory on an arbitrary system</text:p>
          </draw:text-box>
        </draw:frame>
        <draw:custom-shape draw:style-name="gr38" draw:text-style-name="P4" draw:layer="layout" svg:width="5.738cm" svg:height="13.358cm" svg:x="21.043cm" svg:y="1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3" draw:layer="layout" svg:width="3.81cm" svg:height="0.962cm" svg:x="21.701cm" svg:y="1.358cm">
          <draw:text-box>
            <text:p>$MMEDS</text:p>
          </draw:text-box>
        </draw:frame>
        <draw:custom-shape draw:style-name="gr19" draw:text-style-name="P8" xml:id="id70" draw:id="id70" draw:layer="layout" svg:width="4.826cm" svg:height="0.889cm" svg:x="15.605cm" svg:y="2.42cm">
          <text:p text:style-name="P1">1) StudyX Doc</text:p>
          <draw:enhanced-geometry svg:viewBox="0 0 21600 21600" draw:type="rectangle" draw:enhanced-path="M 0 0 L 21600 0 21600 21600 0 21600 0 0 Z N"/>
        </draw:custom-shape>
        <draw:frame draw:style-name="gr30" draw:text-style-name="P10" xml:id="id71" draw:id="id71" draw:layer="layout" svg:width="4.953cm" svg:height="0.806cm" svg:x="20.939cm" svg:y="2.457cm">
          <draw:text-box>
            <text:p text:style-name="P9"><text:span text:style-name="T1">Username_StudyX/</text:span></text:p>
          </draw:text-box>
        </draw:frame>
        <draw:frame draw:style-name="gr42" draw:text-style-name="P3" draw:layer="layout" svg:width="11.557cm" svg:height="3.095cm" svg:x="1cm" svg:y="11.668cm">
          <draw:text-box>
            <text:p>Qiime2</text:p>
            <text:p><text:tab/>- Creates three child processes</text:p>
            <text:p><text:tab/>- Here lies the problem </text:p>
            <text:p/>
          </draw:text-box>
        </draw:frame>
        <draw:custom-shape draw:style-name="gr19" draw:text-style-name="P13" xml:id="id68" draw:id="id68" draw:layer="layout" svg:width="4.826cm" svg:height="0.889cm" svg:x="15.605cm" svg:y="3.944cm">
          <text:p text:style-name="P1"><text:span text:style-name="T2">2) StudyX_Qiime2</text:span></text:p>
          <draw:enhanced-geometry svg:viewBox="0 0 21600 21600" draw:type="rectangle" draw:enhanced-path="M 0 0 L 21600 0 21600 21600 0 21600 0 0 Z N"/>
        </draw:custom-shape>
        <draw:frame draw:style-name="gr32" draw:text-style-name="P3" xml:id="id69" draw:id="id69" draw:layer="layout" svg:width="3.302cm" svg:height="0.889cm" svg:x="21.955cm" svg:y="3.39cm">
          <draw:text-box>
            <text:p><text:span text:style-name="T1">Qiime2_0/</text:span></text:p>
          </draw:text-box>
        </draw:frame>
        <draw:connector draw:style-name="gr7" draw:text-style-name="P6" draw:layer="layout" draw:type="lines" svg:x1="20.431cm" svg:y1="4.388cm" svg:x2="21.955cm" svg:y2="3.834cm" draw:start-shape="id68" draw:start-glue-point="1" draw:end-shape="id69" draw:end-glue-point="3" svg:d="M20431 4388h501l523-554h500" svg:viewBox="0 0 1525 555">
          <text:p/>
        </draw:connector>
        <draw:connector draw:style-name="gr7" draw:text-style-name="P6" draw:layer="layout" draw:type="lines" svg:x1="20.431cm" svg:y1="2.864cm" svg:x2="20.939cm" svg:y2="2.86cm" draw:start-shape="id70" draw:start-glue-point="1" draw:end-shape="id71" draw:end-glue-point="3" svg:d="M20431 2864h501l-493-4h500" svg:viewBox="0 0 509 5">
          <text:p/>
        </draw:connector>
        <draw:frame draw:style-name="gr33" draw:text-style-name="P14" xml:id="id72" draw:id="id72" draw:layer="layout" svg:width="2.542cm" svg:height="0.806cm" svg:x="22.971cm" svg:y="4.235cm">
          <draw:text-box>
            <text:p><text:span text:style-name="T1">otu_table</text:span></text:p>
          </draw:text-box>
        </draw:frame>
        <draw:frame draw:style-name="gr40" draw:text-style-name="P14" xml:id="id73" draw:id="id73" draw:layer="layout" svg:width="2.794cm" svg:height="0.806cm" svg:x="22.971cm" svg:y="5.041cm">
          <draw:text-box>
            <text:p><text:span text:style-name="T1">summary/</text:span></text:p>
          </draw:text-box>
        </draw:frame>
        <draw:connector draw:style-name="gr7" draw:text-style-name="P6" draw:layer="layout" draw:type="lines" svg:x1="21.955cm" svg:y1="3.834cm" svg:x2="22.971cm" svg:y2="4.638cm" draw:start-shape="id69" draw:start-glue-point="3" draw:end-shape="id72" draw:end-glue-point="3" svg:d="M21955 3834h-500l1016 804h500" svg:viewBox="0 0 1517 805">
          <text:p/>
        </draw:connector>
        <draw:connector draw:style-name="gr7" draw:text-style-name="P6" draw:layer="layout" draw:type="lines" svg:x1="22.971cm" svg:y1="4.638cm" svg:x2="22.971cm" svg:y2="5.444cm" draw:start-shape="id72" draw:start-glue-point="3" draw:end-shape="id73" draw:end-glue-point="3" svg:d="M22971 4638h-500v806h500" svg:viewBox="0 0 501 807">
          <text:p/>
        </draw:connector>
        <draw:connector draw:style-name="gr7" draw:text-style-name="P6" draw:layer="layout" draw:type="lines" svg:x1="18.018cm" svg:y1="3.944cm" svg:x2="18.018cm" svg:y2="3.309cm" draw:start-shape="id68" draw:start-glue-point="0" draw:end-shape="id70" draw:end-glue-point="2" svg:d="M18018 3944v-502 367-500" svg:viewBox="0 0 1 636">
          <text:p/>
        </draw:connector>
        <draw:custom-shape draw:style-name="gr29" draw:text-style-name="P12" xml:id="id75" draw:id="id75" draw:layer="layout" svg:width="3.683cm" svg:height="3.937cm" svg:x="6.207cm" svg:y="1.381cm">
          <text:p text:style-name="P1">Qiime2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4.937cm" svg:y1="3.349cm" svg:x2="6.207cm" svg:y2="3.349cm" draw:start-shape="id74" draw:start-glue-point="1" draw:end-shape="id75" draw:end-glue-point="3" svg:d="M4937 3349h501 267 502" svg:viewBox="0 0 1271 1">
          <text:p/>
        </draw:connector>
        <draw:connector draw:style-name="gr7" draw:text-style-name="P6" draw:layer="layout" draw:type="lines" svg:x1="9.89cm" svg:y1="3.349cm" svg:x2="15.605cm" svg:y2="2.864cm" draw:start-shape="id75" draw:start-glue-point="1" draw:end-shape="id70" draw:end-glue-point="3" svg:d="M9890 3349h500l4714-485h501" svg:viewBox="0 0 5716 486">
          <text:p/>
        </draw:connector>
        <draw:custom-shape draw:style-name="gr19" draw:text-style-name="P13" xml:id="id76" draw:id="id76" draw:layer="layout" svg:width="4.826cm" svg:height="0.889cm" svg:x="15.605cm" svg:y="5.191cm">
          <text:p text:style-name="P1"><text:span text:style-name="T2">3) StudyX_Qiime2_1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18.018cm" svg:y1="5.191cm" svg:x2="18.018cm" svg:y2="3.309cm" draw:start-shape="id76" draw:start-glue-point="0" draw:end-shape="id70" draw:end-glue-point="2" svg:d="M18018 5191v-502-880-500" svg:viewBox="0 0 1 1883">
          <text:p/>
        </draw:connector>
        <draw:connector draw:style-name="gr7" draw:text-style-name="P6" draw:layer="layout" draw:type="lines" svg:x1="9.89cm" svg:y1="3.349cm" svg:x2="15.605cm" svg:y2="5.635cm" draw:start-shape="id75" draw:start-glue-point="1" draw:end-shape="id76" draw:end-glue-point="3" svg:d="M9890 3349h500l4714 2286h501" svg:viewBox="0 0 5716 2287">
          <text:p/>
        </draw:connector>
        <draw:frame draw:style-name="gr32" draw:text-style-name="P3" xml:id="id77" draw:id="id77" draw:layer="layout" svg:width="3.302cm" svg:height="0.889cm" svg:x="21.828cm" svg:y="5.953cm">
          <draw:text-box>
            <text:p><text:span text:style-name="T1">Qiime2_1/</text:span></text:p>
          </draw:text-box>
        </draw:frame>
        <draw:frame draw:style-name="gr33" draw:text-style-name="P14" xml:id="id78" draw:id="id78" draw:layer="layout" svg:width="2.542cm" svg:height="0.806cm" svg:x="22.844cm" svg:y="6.842cm">
          <draw:text-box>
            <text:p><text:span text:style-name="T1">otu_table</text:span></text:p>
          </draw:text-box>
        </draw:frame>
        <draw:connector draw:style-name="gr7" draw:text-style-name="P6" draw:layer="layout" draw:type="lines" svg:x1="20.431cm" svg:y1="5.635cm" svg:x2="21.828cm" svg:y2="6.397cm" draw:start-shape="id76" draw:start-glue-point="1" draw:end-shape="id77" draw:end-glue-point="3" svg:d="M20431 5635h501l396 762h500" svg:viewBox="0 0 1398 763">
          <text:p/>
        </draw:connector>
        <draw:connector draw:style-name="gr7" draw:text-style-name="P6" draw:layer="layout" draw:type="lines" svg:x1="21.828cm" svg:y1="6.397cm" svg:x2="22.844cm" svg:y2="7.245cm" draw:start-shape="id77" draw:start-glue-point="3" draw:end-shape="id78" draw:end-glue-point="3" svg:d="M21828 6397h-500l1016 848h500" svg:viewBox="0 0 1517 849">
          <text:p/>
        </draw:connector>
        <draw:custom-shape draw:style-name="gr29" draw:text-style-name="P12" xml:id="id79" draw:id="id79" draw:layer="layout" svg:width="3.683cm" svg:height="3.937cm" svg:x="6.207cm" svg:y="1.381cm">
          <text:p text:style-name="P1">Qiime2_1</text:p>
          <draw:enhanced-geometry svg:viewBox="0 0 21600 21600" draw:type="rectangle" draw:enhanced-path="M 0 0 L 21600 0 21600 21600 0 21600 0 0 Z N"/>
        </draw:custom-shape>
        <draw:custom-shape draw:style-name="gr29" draw:text-style-name="P12" xml:id="id80" draw:id="id80" draw:layer="layout" svg:width="3.683cm" svg:height="3.937cm" svg:x="2.016cm" svg:y="6.588cm">
          <text:p text:style-name="P1">Qiime2_1</text:p>
          <text:p text:style-name="P1">Gut</text:p>
          <draw:enhanced-geometry svg:viewBox="0 0 21600 21600" draw:type="rectangle" draw:enhanced-path="M 0 0 L 21600 0 21600 21600 0 21600 0 0 Z N"/>
        </draw:custom-shape>
        <draw:custom-shape draw:style-name="gr29" draw:text-style-name="P12" xml:id="id81" draw:id="id81" draw:layer="layout" svg:width="3.683cm" svg:height="3.937cm" svg:x="6.207cm" svg:y="6.588cm">
          <text:p text:style-name="P1">Qiime2_1</text:p>
          <text:p text:style-name="P1">Mouth</text:p>
          <draw:enhanced-geometry svg:viewBox="0 0 21600 21600" draw:type="rectangle" draw:enhanced-path="M 0 0 L 21600 0 21600 21600 0 21600 0 0 Z N"/>
        </draw:custom-shape>
        <draw:custom-shape draw:style-name="gr29" draw:text-style-name="P12" xml:id="id82" draw:id="id82" draw:layer="layout" svg:width="3.683cm" svg:height="3.937cm" svg:x="10.398cm" svg:y="6.588cm">
          <text:p text:style-name="P1">Qiime2_1</text:p>
          <text:p text:style-name="P1">Nose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8.048cm" svg:y1="5.318cm" svg:x2="3.857cm" svg:y2="6.588cm" draw:start-shape="id79" draw:start-glue-point="2" draw:end-shape="id80" draw:end-glue-point="0" svg:d="M8048 5318v500l-4191 268v502" svg:viewBox="0 0 4192 1271">
          <text:p/>
        </draw:connector>
        <draw:connector draw:style-name="gr7" draw:text-style-name="P6" draw:layer="layout" draw:type="lines" svg:x1="8.048cm" svg:y1="5.318cm" svg:x2="8.048cm" svg:y2="6.588cm" draw:start-shape="id79" draw:start-glue-point="2" draw:end-shape="id81" svg:d="M8048 5318v500 268 502" svg:viewBox="0 0 1 1271">
          <text:p/>
        </draw:connector>
        <draw:connector draw:style-name="gr7" draw:text-style-name="P6" draw:layer="layout" draw:type="lines" svg:x1="8.048cm" svg:y1="5.318cm" svg:x2="12.239cm" svg:y2="6.588cm" draw:start-shape="id79" draw:start-glue-point="2" draw:end-shape="id82" draw:end-glue-point="0" svg:d="M8048 5318v500l4191 268v502" svg:viewBox="0 0 4192 1271">
          <text:p/>
        </draw:connector>
      </draw:page>
      <draw:page draw:name="page14" draw:style-name="dp1" draw:master-page-name="Default">
        <draw:custom-shape draw:style-name="gr36" draw:text-style-name="P2" xml:id="id89" draw:id="id89" draw:layer="layout" svg:width="3.556cm" svg:height="3.937cm" svg:x="1.381cm" svg:y="1.381cm">
          <text:p text:style-name="P1">Watch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4" draw:layer="layout" svg:width="5.588cm" svg:height="13.358cm" svg:x="15.224cm" svg:y="1.25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5cm" svg:height="1.524cm" svg:x="14.335cm" svg:y="1.381cm">
          <draw:text-box>
            <text:p text:style-name="P1">MongoDB</text:p>
          </draw:text-box>
        </draw:frame>
        <draw:frame draw:style-name="gr6" draw:text-style-name="P3" draw:layer="layout" svg:width="18.288cm" svg:height="4.318cm" svg:x="1.508cm" svg:y="22.082cm">
          <draw:text-box>
            <text:p>- Arrows indicate process ownership</text:p>
            <text:p>- Purple boxes are Tools</text:p>
            <text:p>- Orange boxes contain study information</text:p>
            <text:p>- $MMEDS is the mmeds base directory on an arbitrary system</text:p>
          </draw:text-box>
        </draw:frame>
        <draw:custom-shape draw:style-name="gr38" draw:text-style-name="P4" draw:layer="layout" svg:width="5.738cm" svg:height="13.358cm" svg:x="21.043cm" svg:y="1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3" draw:layer="layout" svg:width="3.81cm" svg:height="0.962cm" svg:x="21.701cm" svg:y="1.358cm">
          <draw:text-box>
            <text:p>$MMEDS</text:p>
          </draw:text-box>
        </draw:frame>
        <draw:custom-shape draw:style-name="gr19" draw:text-style-name="P8" xml:id="id85" draw:id="id85" draw:layer="layout" svg:width="4.826cm" svg:height="0.889cm" svg:x="15.605cm" svg:y="2.42cm">
          <text:p text:style-name="P1">1) StudyX Doc</text:p>
          <draw:enhanced-geometry svg:viewBox="0 0 21600 21600" draw:type="rectangle" draw:enhanced-path="M 0 0 L 21600 0 21600 21600 0 21600 0 0 Z N"/>
        </draw:custom-shape>
        <draw:frame draw:style-name="gr30" draw:text-style-name="P10" xml:id="id86" draw:id="id86" draw:layer="layout" svg:width="4.953cm" svg:height="0.806cm" svg:x="20.939cm" svg:y="2.457cm">
          <draw:text-box>
            <text:p text:style-name="P9"><text:span text:style-name="T1">Username_StudyX/</text:span></text:p>
          </draw:text-box>
        </draw:frame>
        <draw:frame draw:style-name="gr42" draw:text-style-name="P3" draw:layer="layout" svg:width="11.557cm" svg:height="3.095cm" svg:x="1cm" svg:y="11.668cm">
          <draw:text-box>
            <text:p>Children</text:p>
            <text:p><text:tab/>- Create their docs</text:p>
            <text:p><text:tab/>- Create their directories</text:p>
            <text:p/>
          </draw:text-box>
        </draw:frame>
        <draw:custom-shape draw:style-name="gr19" draw:text-style-name="P13" xml:id="id83" draw:id="id83" draw:layer="layout" svg:width="4.826cm" svg:height="0.889cm" svg:x="15.605cm" svg:y="3.944cm">
          <text:p text:style-name="P1"><text:span text:style-name="T2">2) StudyX_Qiime2</text:span></text:p>
          <draw:enhanced-geometry svg:viewBox="0 0 21600 21600" draw:type="rectangle" draw:enhanced-path="M 0 0 L 21600 0 21600 21600 0 21600 0 0 Z N"/>
        </draw:custom-shape>
        <draw:frame draw:style-name="gr32" draw:text-style-name="P3" xml:id="id84" draw:id="id84" draw:layer="layout" svg:width="3.302cm" svg:height="0.889cm" svg:x="21.828cm" svg:y="3.413cm">
          <draw:text-box>
            <text:p><text:span text:style-name="T1">Qiime2_0/</text:span></text:p>
          </draw:text-box>
        </draw:frame>
        <draw:connector draw:style-name="gr7" draw:text-style-name="P6" draw:layer="layout" draw:type="lines" svg:x1="20.431cm" svg:y1="4.388cm" svg:x2="21.828cm" svg:y2="3.857cm" draw:start-shape="id83" draw:start-glue-point="1" draw:end-shape="id84" draw:end-glue-point="3" svg:d="M20431 4388h501l396-531h500" svg:viewBox="0 0 1398 532">
          <text:p/>
        </draw:connector>
        <draw:connector draw:style-name="gr7" draw:text-style-name="P6" draw:layer="layout" draw:type="lines" svg:x1="20.431cm" svg:y1="2.864cm" svg:x2="20.939cm" svg:y2="2.86cm" draw:start-shape="id85" draw:start-glue-point="1" draw:end-shape="id86" draw:end-glue-point="3" svg:d="M20431 2864h501l-493-4h500" svg:viewBox="0 0 509 5">
          <text:p/>
        </draw:connector>
        <draw:frame draw:style-name="gr33" draw:text-style-name="P14" xml:id="id87" draw:id="id87" draw:layer="layout" svg:width="2.542cm" svg:height="0.806cm" svg:x="22.969cm" svg:y="4.258cm">
          <draw:text-box>
            <text:p><text:span text:style-name="T1">otu_table</text:span></text:p>
          </draw:text-box>
        </draw:frame>
        <draw:frame draw:style-name="gr40" draw:text-style-name="P14" xml:id="id88" draw:id="id88" draw:layer="layout" svg:width="2.794cm" svg:height="0.806cm" svg:x="22.971cm" svg:y="5.041cm">
          <draw:text-box>
            <text:p><text:span text:style-name="T1">summary/</text:span></text:p>
          </draw:text-box>
        </draw:frame>
        <draw:connector draw:style-name="gr7" draw:text-style-name="P6" draw:layer="layout" draw:type="lines" svg:x1="21.828cm" svg:y1="3.857cm" svg:x2="22.969cm" svg:y2="4.661cm" draw:start-shape="id84" draw:start-glue-point="3" draw:end-shape="id87" draw:end-glue-point="3" svg:d="M21828 3857h-500l1141 804h500" svg:viewBox="0 0 1642 805">
          <text:p/>
        </draw:connector>
        <draw:connector draw:style-name="gr7" draw:text-style-name="P6" draw:layer="layout" draw:type="lines" svg:x1="22.969cm" svg:y1="4.661cm" svg:x2="22.971cm" svg:y2="5.444cm" draw:start-shape="id87" draw:start-glue-point="3" draw:end-shape="id88" draw:end-glue-point="3" svg:d="M22969 4661h-500l2 783h500" svg:viewBox="0 0 503 784">
          <text:p/>
        </draw:connector>
        <draw:connector draw:style-name="gr7" draw:text-style-name="P6" draw:layer="layout" draw:type="lines" svg:x1="18.018cm" svg:y1="3.944cm" svg:x2="18.018cm" svg:y2="3.309cm" draw:start-shape="id83" draw:start-glue-point="0" draw:end-shape="id85" draw:end-glue-point="2" svg:d="M18018 3944v-502 367-500" svg:viewBox="0 0 1 636">
          <text:p/>
        </draw:connector>
        <draw:custom-shape draw:style-name="gr29" draw:text-style-name="P12" xml:id="id90" draw:id="id90" draw:layer="layout" svg:width="3.683cm" svg:height="3.937cm" svg:x="6.207cm" svg:y="1.381cm">
          <text:p text:style-name="P1">Qiime2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4.937cm" svg:y1="3.349cm" svg:x2="6.207cm" svg:y2="3.349cm" draw:start-shape="id89" draw:start-glue-point="1" draw:end-shape="id90" draw:end-glue-point="3" svg:d="M4937 3349h501 267 502" svg:viewBox="0 0 1271 1">
          <text:p/>
        </draw:connector>
        <draw:connector draw:style-name="gr7" draw:text-style-name="P6" draw:layer="layout" draw:type="lines" svg:x1="9.89cm" svg:y1="3.349cm" svg:x2="15.605cm" svg:y2="2.864cm" draw:start-shape="id90" draw:start-glue-point="1" draw:end-shape="id85" draw:end-glue-point="3" svg:d="M9890 3349h500l4714-485h501" svg:viewBox="0 0 5716 486">
          <text:p/>
        </draw:connector>
        <draw:custom-shape draw:style-name="gr19" draw:text-style-name="P13" xml:id="id91" draw:id="id91" draw:layer="layout" svg:width="4.826cm" svg:height="0.889cm" svg:x="15.605cm" svg:y="5.191cm">
          <text:p text:style-name="P1"><text:span text:style-name="T2">3) StudyX_Qiime2_1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18.018cm" svg:y1="5.191cm" svg:x2="18.018cm" svg:y2="3.309cm" draw:start-shape="id91" draw:start-glue-point="0" draw:end-shape="id85" draw:end-glue-point="2" svg:d="M18018 5191v-502-880-500" svg:viewBox="0 0 1 1883">
          <text:p/>
        </draw:connector>
        <draw:connector draw:style-name="gr7" draw:text-style-name="P6" draw:layer="layout" draw:type="lines" svg:x1="9.89cm" svg:y1="3.349cm" svg:x2="15.605cm" svg:y2="5.635cm" draw:start-shape="id90" draw:start-glue-point="1" draw:end-shape="id91" draw:end-glue-point="3" svg:d="M9890 3349h500l4714 2286h501" svg:viewBox="0 0 5716 2287">
          <text:p/>
        </draw:connector>
        <draw:frame draw:style-name="gr32" draw:text-style-name="P3" xml:id="id92" draw:id="id92" draw:layer="layout" svg:width="3.302cm" svg:height="0.889cm" svg:x="21.828cm" svg:y="5.953cm">
          <draw:text-box>
            <text:p><text:span text:style-name="T1">Qiime2_1/</text:span></text:p>
          </draw:text-box>
        </draw:frame>
        <draw:frame draw:style-name="gr33" draw:text-style-name="P14" xml:id="id93" draw:id="id93" draw:layer="layout" svg:width="2.542cm" svg:height="0.806cm" svg:x="22.336cm" svg:y="6.842cm">
          <draw:text-box>
            <text:p><text:span text:style-name="T1">otu_table</text:span></text:p>
          </draw:text-box>
        </draw:frame>
        <draw:connector draw:style-name="gr7" draw:text-style-name="P6" draw:layer="layout" draw:type="lines" svg:x1="20.431cm" svg:y1="5.635cm" svg:x2="21.828cm" svg:y2="6.397cm" draw:start-shape="id91" draw:start-glue-point="1" draw:end-shape="id92" draw:end-glue-point="3" svg:d="M20431 5635h501l396 762h500" svg:viewBox="0 0 1398 763">
          <text:p/>
        </draw:connector>
        <draw:connector draw:style-name="gr7" draw:text-style-name="P6" draw:layer="layout" draw:type="lines" svg:x1="21.828cm" svg:y1="6.397cm" svg:x2="22.336cm" svg:y2="7.245cm" draw:start-shape="id92" draw:start-glue-point="3" draw:end-shape="id93" draw:end-glue-point="3" svg:d="M21828 6397h-500l508 848h500" svg:viewBox="0 0 1009 849">
          <text:p/>
        </draw:connector>
        <draw:custom-shape draw:style-name="gr29" draw:text-style-name="P12" xml:id="id94" draw:id="id94" draw:layer="layout" svg:width="3.683cm" svg:height="3.937cm" svg:x="6.207cm" svg:y="1.381cm">
          <text:p text:style-name="P1">Qiime2_1</text:p>
          <draw:enhanced-geometry svg:viewBox="0 0 21600 21600" draw:type="rectangle" draw:enhanced-path="M 0 0 L 21600 0 21600 21600 0 21600 0 0 Z N"/>
        </draw:custom-shape>
        <draw:custom-shape draw:style-name="gr43" draw:text-style-name="P12" xml:id="id95" draw:id="id95" draw:layer="layout" svg:width="3.683cm" svg:height="1.524cm" svg:x="10.144cm" svg:y="5.318cm">
          <text:p text:style-name="P1">Qiime2_1</text:p>
          <text:p text:style-name="P1">Gut</text:p>
          <draw:enhanced-geometry svg:viewBox="0 0 21600 21600" draw:type="rectangle" draw:enhanced-path="M 0 0 L 21600 0 21600 21600 0 21600 0 0 Z N"/>
        </draw:custom-shape>
        <draw:custom-shape draw:style-name="gr44" draw:text-style-name="P12" xml:id="id96" draw:id="id96" draw:layer="layout" svg:width="3.683cm" svg:height="1.651cm" svg:x="10.144cm" svg:y="7.096cm">
          <text:p text:style-name="P1">Qiime2_1</text:p>
          <text:p text:style-name="P1">Mouth</text:p>
          <draw:enhanced-geometry svg:viewBox="0 0 21600 21600" draw:type="rectangle" draw:enhanced-path="M 0 0 L 21600 0 21600 21600 0 21600 0 0 Z N"/>
        </draw:custom-shape>
        <draw:custom-shape draw:style-name="gr45" draw:text-style-name="P12" xml:id="id97" draw:id="id97" draw:layer="layout" svg:width="3.683cm" svg:height="1.778cm" svg:x="10.144cm" svg:y="9.001cm">
          <text:p text:style-name="P1">Qiime2_1</text:p>
          <text:p text:style-name="P1">Nose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8.048cm" svg:y1="5.318cm" svg:x2="10.144cm" svg:y2="6.08cm" draw:start-shape="id94" draw:start-glue-point="2" draw:end-shape="id95" draw:end-glue-point="3" svg:d="M8048 5318v500l1594 262h502" svg:viewBox="0 0 2097 763">
          <text:p/>
        </draw:connector>
        <draw:connector draw:style-name="gr7" draw:text-style-name="P6" draw:layer="layout" draw:type="lines" svg:x1="8.048cm" svg:y1="5.318cm" svg:x2="10.144cm" svg:y2="7.921cm" draw:start-shape="id94" draw:start-glue-point="2" draw:end-shape="id96" svg:d="M8048 5318v500l1594 2103h502" svg:viewBox="0 0 2097 2604">
          <text:p/>
        </draw:connector>
        <draw:connector draw:style-name="gr7" draw:text-style-name="P6" draw:layer="layout" draw:type="lines" svg:x1="8.048cm" svg:y1="5.318cm" svg:x2="10.144cm" svg:y2="9.89cm" draw:start-shape="id94" draw:start-glue-point="2" draw:end-shape="id97" draw:end-glue-point="3" svg:d="M8048 5318v500l1594 4072h502" svg:viewBox="0 0 2097 4573">
          <text:p/>
        </draw:connector>
        <draw:custom-shape draw:style-name="gr19" draw:text-style-name="P13" xml:id="id99" draw:id="id99" draw:layer="layout" svg:width="4.826cm" svg:height="0.889cm" svg:x="15.605cm" svg:y="6.334cm">
          <text:p text:style-name="P1"><text:span text:style-name="T2">3) StudyX_Qiime2_1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xml:id="id98" draw:id="id98" draw:layer="layout" svg:width="4.826cm" svg:height="0.889cm" svg:x="15.605cm" svg:y="7.477cm">
          <text:p text:style-name="P1"><text:span text:style-name="T2">3) StudyX_Qiime2_1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xml:id="id100" draw:id="id100" draw:layer="layout" svg:width="4.826cm" svg:height="0.889cm" svg:x="15.605cm" svg:y="8.62cm">
          <text:p text:style-name="P1"><text:span text:style-name="T2">3) StudyX_Qiime2_1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s" svg:x1="13.827cm" svg:y1="7.921cm" svg:x2="15.605cm" svg:y2="7.921cm" draw:start-shape="id96" draw:start-glue-point="1" draw:end-shape="id98" draw:end-glue-point="3" svg:d="M13827 7921h500 777 501" svg:viewBox="0 0 1779 1">
          <text:p/>
        </draw:connector>
        <draw:connector draw:style-name="gr7" draw:text-style-name="P6" draw:layer="layout" draw:type="lines" svg:x1="13.827cm" svg:y1="6.08cm" svg:x2="15.605cm" svg:y2="6.778cm" draw:start-shape="id95" draw:start-glue-point="1" draw:end-shape="id99" draw:end-glue-point="3" svg:d="M13827 6080h500l777 698h501" svg:viewBox="0 0 1779 699">
          <text:p/>
        </draw:connector>
        <draw:connector draw:style-name="gr7" draw:text-style-name="P6" draw:layer="layout" draw:type="lines" svg:x1="13.827cm" svg:y1="9.89cm" svg:x2="15.605cm" svg:y2="9.064cm" draw:start-shape="id97" draw:start-glue-point="1" draw:end-shape="id100" draw:end-glue-point="3" svg:d="M13827 9890h500l777-826h501" svg:viewBox="0 0 1779 827">
          <text:p/>
        </draw:connector>
        <draw:frame draw:style-name="gr46" draw:text-style-name="P3" xml:id="id101" draw:id="id101" draw:layer="layout" svg:width="3.937cm" svg:height="0.806cm" svg:x="22.336cm" svg:y="7.477cm">
          <draw:text-box>
            <text:p><text:span text:style-name="T1">Qiime2_1_Gut/</text:span></text:p>
          </draw:text-box>
        </draw:frame>
        <draw:frame draw:style-name="gr46" draw:text-style-name="P3" xml:id="id102" draw:id="id102" draw:layer="layout" svg:width="4.629cm" svg:height="0.806cm" svg:x="22.336cm" svg:y="8.112cm">
          <draw:text-box>
            <text:p><text:span text:style-name="T1">Qiime2_1_Mouth/</text:span></text:p>
          </draw:text-box>
        </draw:frame>
        <draw:frame draw:style-name="gr30" draw:text-style-name="P3" xml:id="id103" draw:id="id103" draw:layer="layout" svg:width="4.318cm" svg:height="0.806cm" svg:x="22.336cm" svg:y="8.874cm">
          <draw:text-box>
            <text:p><text:span text:style-name="T1">Qiime2_1_Nose/</text:span></text:p>
          </draw:text-box>
        </draw:frame>
        <draw:connector draw:style-name="gr7" draw:text-style-name="P6" draw:layer="layout" draw:type="lines" svg:x1="20.431cm" svg:y1="6.778cm" svg:x2="22.336cm" svg:y2="7.88cm" draw:start-shape="id99" draw:start-glue-point="1" draw:end-shape="id101" draw:end-glue-point="3" svg:d="M20431 6778h501l904 1102h500" svg:viewBox="0 0 1906 1103">
          <text:p/>
        </draw:connector>
        <draw:connector draw:style-name="gr7" draw:text-style-name="P6" draw:layer="layout" draw:type="lines" svg:x1="20.431cm" svg:y1="7.921cm" svg:x2="22.336cm" svg:y2="8.515cm" draw:start-shape="id98" draw:start-glue-point="1" draw:end-shape="id102" draw:end-glue-point="3" svg:d="M20431 7921h501l904 594h500" svg:viewBox="0 0 1906 595">
          <text:p/>
        </draw:connector>
        <draw:connector draw:style-name="gr7" draw:text-style-name="P6" draw:layer="layout" draw:type="lines" svg:x1="20.431cm" svg:y1="9.064cm" svg:x2="22.336cm" svg:y2="9.277cm" draw:start-shape="id100" draw:start-glue-point="1" draw:end-shape="id103" draw:end-glue-point="3" svg:d="M20431 9064h501l904 213h500" svg:viewBox="0 0 1906 214">
          <text:p/>
        </draw:connector>
        <draw:connector draw:style-name="gr7" draw:text-style-name="P6" draw:layer="layout" draw:type="lines" svg:x1="18.018cm" svg:y1="6.334cm" svg:x2="18.018cm" svg:y2="3.309cm" draw:start-shape="id99" draw:start-glue-point="0" draw:end-shape="id85" draw:end-glue-point="2" svg:d="M18018 6334v-502-2023-500" svg:viewBox="0 0 1 3026">
          <text:p/>
        </draw:connector>
        <draw:connector draw:style-name="gr7" draw:text-style-name="P6" draw:layer="layout" draw:type="lines" svg:x1="18.018cm" svg:y1="7.477cm" svg:x2="18.018cm" svg:y2="3.309cm" draw:start-shape="id98" draw:start-glue-point="0" draw:end-shape="id85" draw:end-glue-point="2" svg:d="M18018 7477v-502-3166-500" svg:viewBox="0 0 1 4169">
          <text:p/>
        </draw:connector>
        <draw:connector draw:style-name="gr7" draw:text-style-name="P6" draw:layer="layout" draw:type="lines" svg:x1="18.018cm" svg:y1="8.62cm" svg:x2="18.018cm" svg:y2="3.309cm" draw:start-shape="id100" draw:start-glue-point="0" draw:end-shape="id85" draw:end-glue-point="2" svg:d="M18018 8620v-502-4309-500" svg:viewBox="0 0 1 5312">
          <text:p/>
        </draw:connector>
      </draw:page>
      <draw:page draw:name="page15" draw:style-name="dp1" draw:master-page-name="Default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alk" style:family="graphic" style:parent-style-name="standard"/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2-09T12:52:47.272394516</meta:creation-date>
    <dc:date>2019-12-11T21:26:29.412000000</dc:date>
    <meta:editing-duration>PT1H2M50S</meta:editing-duration>
    <meta:editing-cycles>14</meta:editing-cycles>
    <meta:generator>LibreOffice/6.3.0.4$Windows_X86_64 LibreOffice_project/057fc023c990d676a43019934386b85b21a9ee99</meta:generator>
    <meta:document-statistic meta:object-count="343"/>
  </office:meta>
</office:document-meta>
</file>